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fo:font-size="10pt" officeooo:rsid="001a0013" officeooo:paragraph-rsid="001a0013" style:font-size-asian="10pt" style:font-size-complex="10pt"/>
    </style:style>
    <style:style style:name="T1" style:family="text">
      <style:text-properties fo:background-color="#ff0000" loext:char-shading-value="0"/>
    </style:style>
    <style:style style:name="T2" style:family="text">
      <style:text-properties fo:background-color="#ff0000" loext:char-shading-value="0"/>
    </style:style>
    <style:style style:name="T3" style:family="text">
      <style:text-properties fo:color="#ff0000" fo:background-color="#ff0000" loext:char-shading-value="0"/>
    </style:style>
    <style:style style:name="T4" style:family="text">
      <style:text-properties fo:color="#ff0000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Dominica</text:span> I</text:p>
      <text:p text:style-name="P1">cf. Festum Baptismatis D.N.J.C.</text:p>
      <text:p text:style-name="P1"><text:span text:style-name="T4">Dominica</text:span> II</text:p>
      <text:p text:style-name="P1">1. Vesper</text:p>
      <text:p text:style-name="P1">Magnificat:</text:p>
      <text:p text:style-name="P1">Anno I Caritas Dei diffusa est p – 41</text:p>
      <text:p text:style-name="P1">Die Liebe Gottes ist ausgegossen in unsere Herzen durch seinen Geist, der</text:p>
      <text:p text:style-name="P1">in uns wohnt, halleluja.</text:p>
      <text:p text:style-name="P1">Anno II Aedificavit Noe altare p – 41</text:p>
      <text:p text:style-name="P1">Noach baute dem Herrn einen Altar und brachte auf jenem Opfer dar: Der</text:p>
      <text:p text:style-name="P1">Herr roch den Duftder Süße dem süßen Duft und segnete ihn.</text:p>
      <text:p text:style-name="P1">vel Dixit Dominus ad Noe p – 41</text:p>
      <text:p text:style-name="P1">Der Herr sprach zu Noach: „Das Ende allen Fleisches kommt in meiner</text:p>
      <text:p text:style-name="P1">Gegenwart. Mach dir eine Arche aus Zypressenholz, damit jedes Geschlecht</text:p>
      <text:p text:style-name="P1">in ihr gerettet werde.“</text:p>
      <text:p text:style-name="P1">Laudes</text:p>
      <text:p text:style-name="P1">Benedictus:</text:p>
      <text:p text:style-name="P1">A Ecce Maria genuit A – 74</text:p>
      <text:p text:style-name="P1">Seht, Maria gebar uns den Erlöser, den Johannes sah und folgende Worte</text:p>
      <text:p text:style-name="P1">ausrief: „Seht das Lamm Gottes, seht es, das die Sünden der Welt</text:p>
      <text:p text:style-name="P1">hinwegnimmt“, halleluja.</text:p>
      <text:p text:style-name="P1">vel Qui post me venit A – 17</text:p>
      <text:p text:style-name="P1">Der nach mir kommt, wurde vor mir. Ich bin nicht wert, dessen</text:p>
      <text:p text:style-name="P1">Schuhriemen zu lösen.</text:p>
      <text:p text:style-name="P1">B Ecce Maria genuit A – 74</text:p>
      <text:p text:style-name="P1">Seht, Maria gebar uns den Erlöser, den Johannes sah und folgende Worte</text:p>
      <text:p text:style-name="P1">ausrief: „Seht das Lamm Gottes, seht es, das die Sünden der Welt</text:p>
      <text:p text:style-name="P1">hinwegnimmt“, halleluja.</text:p>
      <text:p text:style-name="P1">C Nuptiae factae sunt A – 94</text:p>
      <text:p text:style-name="P1">In Kana in Galiläa fand eine Hochzeit statt und Jesus war dort und seine</text:p>
      <text:p text:style-name="P1">Mutter Maria.</text:p>
      <text:p text:style-name="P1">2. Vesper</text:p>
      <text:p text:style-name="P1">Magnificat:</text:p>
      <text:p text:style-name="P1">A Hoc est testimonium A – 28</text:p>
      <text:p text:style-name="P1">Dies ist das, was Johannes bezeugte: „Der nach mir kommt, wurde vor</text:p>
      <text:p text:style-name="P1">mir.“</text:p>
      <text:p text:style-name="P1">B Unus ex duobus p – 48</text:p>
      <text:p text:style-name="P1">Einer von den beiden, die dem Herrn folgten, war Andreas, der Bruder des</text:p>
      <text:p text:style-name="P1">Simon Petrus, halleluja.</text:p>
      <text:p text:style-name="P1">C Deficiente vino A – 95</text:p>
      <text:p text:style-name="P1">Als der Wein ausging, befahl Jesus, dass die Wasserkrüge mit Wasser</text:p>
      <text:p text:style-name="P1">gefüllt wurden, das in Wein verwandelt worden ist, halleluja.</text:p>
      <text:p text:style-name="P1"><text:span text:style-name="T4">Dominica</text:span> III</text:p>
      <text:p text:style-name="P1">1. Vesper</text:p>
      <text:p text:style-name="P1">Magnificat:</text:p>
      <text:p text:style-name="P1">Anno I Fratres, existimo enim A – 101</text:p>
      <text:p text:style-name="P1">Brüder, ich glaube nämlich, dass die Leiden dieser Zeit nichts sind im</text:p>
      <text:p text:style-name="P1">Vergleich zur zukünftigen Herrlichkeit, die an uns offenbar werden wird,</text:p>
      <text:p text:style-name="P1">halleluja.</text:p>
      <text:p text:style-name="P1">Anno II Pater fidei nostrae p – 42</text:p>
      <text:p text:style-name="P1">Der Vater unseres Glaubens, der höchste Abraham, brachte ein Brandopfer</text:p>
      <text:p text:style-name="P1">dar auf dem Altar anstelle seines Sohnes.</text:p>
      <text:p text:style-name="P1">vel Abraham pater vester A – 150</text:p>
      <text:p text:style-name="P1"><text:soft-page-break/>Abraham, euer Vater jubelte darüber, dass er meinen Tag sah: er sah ihn</text:p>
      <text:p text:style-name="P1">und freute sich.</text:p>
      <text:p text:style-name="P1">Laudes</text:p>
      <text:p text:style-name="P1">Benedictus:</text:p>
      <text:p text:style-name="P1">A Dicit Dominus: Paenitentiam A – 22</text:p>
      <text:p text:style-name="P1">Der Herr spricht: „Tut Buße, denn das Himmelreich wird nahen“,</text:p>
      <text:p text:style-name="P1">halleluja.</text:p>
      <text:p text:style-name="P1">B Dicit Dominus: Paenitentiam A – 22</text:p>
      <text:p text:style-name="P1">Der Herr spricht: „Tut Buße, denn das Himmelreich wird nahen“,</text:p>
      <text:p text:style-name="P1">halleluja.</text:p>
      <text:p text:style-name="P1">C Spiritus Domini super me A – 24</text:p>
      <text:p text:style-name="P1">Der Geist des Herrn ruht auf mir, er hat mich gesandt, den Armen die frohe</text:p>
      <text:p text:style-name="P1">Botschaft zu verkünden.</text:p>
      <text:p text:style-name="P1">2. Vesper</text:p>
      <text:p text:style-name="P1">Magnificat:</text:p>
      <text:p text:style-name="P1">A Venite post me p – 48</text:p>
      <text:p text:style-name="P1">Folgt mir nach, spricht der Herr, ich werde euch zu Menschenfischern</text:p>
      <text:p text:style-name="P1">machen.</text:p>
      <text:p text:style-name="P1">B Relictus retibus suis p – 48</text:p>
      <text:p text:style-name="P1">Sie ließen ihre Netze zurück und folgten dann dem Herrn und Erlöser.</text:p>
      <text:p text:style-name="P1">C Ecce dedi te in lumen p – 49</text:p>
      <text:p text:style-name="P1">Siehe, ich habe dich zum Licht der Völker gemacht, damit du mein Heil bist</text:p>
      <text:p text:style-name="P1">bis ans Ende der Erde.</text:p>
      <text:p text:style-name="P1"><text:span text:style-name="T4">Dominica</text:span> IV</text:p>
      <text:p text:style-name="P1">1. Vesper</text:p>
      <text:p text:style-name="P1">Magnificat:</text:p>
      <text:p text:style-name="P1">Anno I Exhibeamus corpora nostra p – 42</text:p>
      <text:p text:style-name="P1">Lasst uns unseren Leib als lebendiges und heiliges Opfer, das Gott gefällt,</text:p>
      <text:p text:style-name="P1">darbringen! Immer tragen wir die Todesqualen Jesu an unserem Leib, damit</text:p>
      <text:p text:style-name="P1">auch das Leben Jesu an unserem Leib offenbar werde, halleluja.</text:p>
      <text:p text:style-name="P1">Anno II Vidit Jacob scalam p – 43</text:p>
      <text:p text:style-name="P1">Jakob sah eine Leiter. Deren Spitze berührte den Himmel, und er sah Engel</text:p>
      <text:p text:style-name="P1">herabsteigen und er sprach: „Dieser Ort ist wahrhaftig heilig.“</text:p>
      <text:p text:style-name="P1">Laudes</text:p>
      <text:p text:style-name="P1">Benedictus:</text:p>
      <text:p text:style-name="P1">A Beati mundo corde A – 4*</text:p>
      <text:p text:style-name="P1">Selig, die reinen Herzens sind, denn sie werden Gott selbst schauen.</text:p>
      <text:p text:style-name="P1">B Exhibant autem daemonia A – 138</text:p>
      <text:p text:style-name="P1">Es fuhren aber von vielen Dämonen aus, die schrien und sprachen: „Du bist</text:p>
      <text:p text:style-name="P1">der Messias, der Sohn Gottes.“ Und er tadelte sie und ließ sie nicht reden,</text:p>
      <text:p text:style-name="P1">weil sie wussten dass er der Messias ist.</text:p>
      <text:p text:style-name="P1">C Mirabantur omnes p – 49</text:p>
      <text:p text:style-name="P1">Alle wunderten sich über die Worte der Gnade, die aus seinem Mund</text:p>
      <text:p text:style-name="P1">hervorgingen, und sagten: „Ist das nicht der Sohn des Joseph?“</text:p>
      <text:p text:style-name="P1">2. Vesper</text:p>
      <text:p text:style-name="P1">Magnificat:</text:p>
      <text:p text:style-name="P1">A Beati qui persecutionem A – 2*</text:p>
      <text:p text:style-name="P1">Selig sind die, die Verfolgung erleiden wegen der Gerechtigkeit.</text:p>
      <text:p text:style-name="P1">B Cum immundus spiritus A – 134</text:p>
      <text:p text:style-name="P1">Nachdem der unreine Geist aus dem Menschen ausgefahren ist, wandert er</text:p>
      <text:p text:style-name="P1">durch wasserloses Gebiet, sucht Ruhe und findet sie nicht.</text:p>
      <text:p text:style-name="P1">vel Propheta magnus A – 146</text:p>
      <text:p text:style-name="P1">Ein großer Prophet ist unter uns aufgetreten: Gott hat sein Volk besucht.</text:p>
      <text:p text:style-name="P1"><text:soft-page-break/>C Amen dico vobis quia nemo A – 136</text:p>
      <text:p text:style-name="P1">Amen, ich sage euch: “ Kein Prophet wurde in seiner Heimat anerkannt.”</text:p>
      <text:p text:style-name="P1"><text:span text:style-name="T4">Dominica</text:span> V</text:p>
      <text:p text:style-name="P1">1. Vesper</text:p>
      <text:p text:style-name="P1">Magnificat:</text:p>
      <text:p text:style-name="P1">Anno I Ego plantavi, Apollo rigavit A – 313</text:p>
      <text:p text:style-name="P1">Ich habe gepflanzt, Apollo hat bewässert, Gott aber hat das Wachstum</text:p>
      <text:p text:style-name="P1">gegeben, halleluja.</text:p>
      <text:p text:style-name="P1">Anno II Introducens Joseph p – 43</text:p>
      <text:p text:style-name="P1">Joseph führte seine Brüder ins Haus und richtete ein Gastmahl aus, und als</text:p>
      <text:p text:style-name="P1">Brot gebracht worden war, aß und trank er mit ihnen.</text:p>
      <text:p text:style-name="P1">Laudes</text:p>
      <text:p text:style-name="P1">Benedictus:</text:p>
      <text:p text:style-name="P1">A Fulgebunt iusti p – 48</text:p>
      <text:p text:style-name="P1">Die Gerechten werden strahlen wie die Sonne im Reich ihres Vaters,</text:p>
      <text:p text:style-name="P1">halleluja.</text:p>
      <text:p text:style-name="P1">B Omnes qui habebant infirmos A – 138</text:p>
      <text:p text:style-name="P1">Alle, die Kranke hatten, führten jene zu Jesus und sie wurden geheilt.</text:p>
      <text:p text:style-name="P1">C Ascendens Iesus in navim A – 264</text:p>
      <text:p text:style-name="P1">Jesus stieg ins Boot und lehrte im Sitzen die Menge, halleluja.</text:p>
      <text:p text:style-name="P1">2. Vesper</text:p>
      <text:p text:style-name="P1">Magnificat:</text:p>
      <text:p text:style-name="P1">A Fulgebunt iusti A – 20*</text:p>
      <text:p text:style-name="P1">Die Gerechten werden strahlen und wie Funken im Stoppelfeld sprühen. Sie</text:p>
      <text:p text:style-name="P1">werden Völker richten und in Ewigkeit herrschen.</text:p>
      <text:p text:style-name="P1">vel Qui sequitur me A – 10*</text:p>
      <text:p text:style-name="P1">Wer mir nachfolgt, geht nicht in Finsternis, sondern er wird das Licht des</text:p>
      <text:p text:style-name="P1">Lebens haben, spricht der Herr.</text:p>
      <text:p text:style-name="P1">B Exhibant autem daemonia A – 138</text:p>
      <text:p text:style-name="P1">Es fuhren aber von vielen Dämonen aus, die schrien und sprachen: „Du bist</text:p>
      <text:p text:style-name="P1">der Messias, der Sohn Gottes.“ Und er tadelte sie und ließ sie nicht reden,</text:p>
      <text:p text:style-name="P1">weil sie wussten dass er der Messias ist.</text:p>
      <text:p text:style-name="P1">C Praeceptor A – 264</text:p>
      <text:p text:style-name="P1">Meister, wir haben die ganze Nacht gearbeitet und nichts gefangen, aber</text:p>
      <text:p text:style-name="P1">auf dein Wort hin werde ich das Netz herablassen.</text:p>
      <text:p text:style-name="P1"><text:span text:style-name="T4">Dominica</text:span> VI</text:p>
      <text:p text:style-name="P1">1. Vesper</text:p>
      <text:p text:style-name="P1">Magnificat:</text:p>
      <text:p text:style-name="P1">Anno I Ex quo omnia, per quem omnia p – 43</text:p>
      <text:p text:style-name="P1">Aus dem, durch den und in dem alles ist, ihm selbst sei Ehre in Ewigkeit.</text:p>
      <text:p text:style-name="P1">Anno II Fratres, confortamini A – 94</text:p>
      <text:p text:style-name="P1">Brüder, seid stark in der Gnade Gottes, die in Christus Jesus, unserem</text:p>
      <text:p text:style-name="P1">Herrn ist, halleluja.</text:p>
      <text:p text:style-name="P1">Laudes</text:p>
      <text:p text:style-name="P1">Benedictus:</text:p>
      <text:p text:style-name="P1">A Nisi abundaverit A – 265</text:p>
      <text:p text:style-name="P1">Wenn eure Gerechtigkeit nicht größer ist als die der Schriftgelehrten und</text:p>
      <text:p text:style-name="P1">Pharisäer, werdet ihr nicht in das Himmelreich eintreten.</text:p>
      <text:p text:style-name="P1">B Cum autem descendisset A – 96</text:p>
      <text:p text:style-name="P1">Als Jesus vom Berg herabgestiegen war, siehe, da kam ein Aussätziger und</text:p>
      <text:p text:style-name="P1">bat ihn mit folgenden Worten : Herr, wenn du willst, kannst du mich rein</text:p>
      <text:p text:style-name="P1">machen. Und er streckte die Hand aus, berührte ihn und sagte: Ich will es.</text:p>
      <text:p text:style-name="P1">Werde rein!</text:p>
      <text:p text:style-name="P1"><text:soft-page-break/>C Beati eritis A – 6*</text:p>
      <text:p text:style-name="P1">Selig seid ihr, wenn euch die Menschen hassen und euch ausstossen und</text:p>
      <text:p text:style-name="P1">schmähen und euch verleumden wegen des Menschensohnes; freut euch und</text:p>
      <text:p text:style-name="P1">jubelt, seht, denn euer Lohn im Himmel ist groß.</text:p>
      <text:p text:style-name="P1">2. Vesper</text:p>
      <text:p text:style-name="P1">Magnificat:</text:p>
      <text:p text:style-name="P1">A Si offers munus tuum A – 265</text:p>
      <text:p text:style-name="P1">Wenn du deine Gabe zum Altar bringst und dich daran erinnerst, dass dein</text:p>
      <text:p text:style-name="P1">Bruder etwas gegen dich hat, lass deine Gabe dort vor dem Altar zurück</text:p>
      <text:p text:style-name="P1">und gehe, dich zuerst mit deinem Bruder zu versöhnen, und dann wirst du</text:p>
      <text:p text:style-name="P1">zurückkommen und deine Gabe darbringen, halleluja.</text:p>
      <text:p text:style-name="P1">B Domine si tu vis p – 49</text:p>
      <text:p text:style-name="P1">Herr, wenn du willst, kannst du mich rein machen; und Jesus sagte: Ich will</text:p>
      <text:p text:style-name="P1">es, sei rein.</text:p>
      <text:p text:style-name="P1">vel Propheta magnus A – 146</text:p>
      <text:p text:style-name="P1">Ein großer Prophet ist unter uns aufgetreten: Gott hat sein Volk besucht.</text:p>
      <text:p text:style-name="P1">C Esurientes implevit A – 421</text:p>
      <text:p text:style-name="P1">Die Hungernden hat er mit Gütern gefüllt und die Reichen leer</text:p>
      <text:p text:style-name="P1">davongeschickt.</text:p>
      <text:p text:style-name="P1">vel Beati qui persecutionem A – 2*</text:p>
      <text:p text:style-name="P1">Selig sind die, die Verfolgung erleiden wegen der Gerechtigkeit.</text:p>
      <text:p text:style-name="P1"><text:span text:style-name="T4">Dominica</text:span> VII</text:p>
      <text:p text:style-name="P1">1. Vesper</text:p>
      <text:p text:style-name="P1">Magnificat:</text:p>
      <text:p text:style-name="P1">Anno I Scitis, fratres, quia templum A – 97</text:p>
      <text:p text:style-name="P1">Ihr wisst, Brüder, dass ihr der Tempel Gottes seid und dass der Geist</text:p>
      <text:p text:style-name="P1">Gottes in euch wohnt. Wen aber jemand diesen Tempel verletzt, wird der</text:p>
      <text:p text:style-name="P1">Herr jenen vernichten. Denn der Tempel Gottes, der ihr seid, ist heilig,</text:p>
      <text:p text:style-name="P1">halleluja.</text:p>
      <text:p text:style-name="P1">Anno II Per arma iustitiae virtutis A – 121</text:p>
      <text:p text:style-name="P1">Durch die Waffen der Gerechtigkeit der Kraft Gottes wollen wir uns selbst</text:p>
      <text:p text:style-name="P1">in viel Geduld üben.</text:p>
      <text:p text:style-name="P1">Laudes</text:p>
      <text:p text:style-name="P1">Benedictus:</text:p>
      <text:p text:style-name="P1">A Hoc est praeceptum A – 1*</text:p>
      <text:p text:style-name="P1">Dies ist mein Gebot, dass ihr einander liebt, wie ich euch geliebt habe.</text:p>
      <text:p text:style-name="P1">B Dixit Dominus paralytico A – 278</text:p>
      <text:p text:style-name="P1">Der Herr sprach zum Gelähmten: Hab Vertrauen, mein Sohn, deine Sünden</text:p>
      <text:p text:style-name="P1">werden dir nachgelassen.</text:p>
      <text:p text:style-name="P1">C Estote misericordes A – 229</text:p>
      <text:p text:style-name="P1">Ihr sollt also barmherzig sein, wie auch euer Vater barmherzig ist, spricht</text:p>
      <text:p text:style-name="P1">der Herr.</text:p>
      <text:p text:style-name="P1">2. Vesper</text:p>
      <text:p text:style-name="P1">Magnificat:</text:p>
      <text:p text:style-name="P1">A Estote misericordes A – 229</text:p>
      <text:p text:style-name="P1">Ihr sollt also barmherzig sein, wie auch euer Vater barmherzig ist, spricht</text:p>
      <text:p text:style-name="P1">der Herr.</text:p>
      <text:p text:style-name="P1">B Tulit ergo lectum A – 279</text:p>
      <text:p text:style-name="P1">Er nahm also seine Bahre, auf der er lag, und pries Gott; und das ganze</text:p>
      <text:p text:style-name="P1">Volk lobte Gott, sobald es ihn sah.</text:p>
      <text:p text:style-name="P1">C Nolite iudicare A – 233</text:p>
      <text:p text:style-name="P1">Richtet nicht, damit ihr nicht gerichtet werdet; denn mit dem Urteil, mit dem</text:p>
      <text:p text:style-name="P1">ihr richtet, werdet ihr gerichtet werden, spricht der Herr.</text:p>
      <text:p text:style-name="P1"><text:soft-page-break/><text:span text:style-name="T4">Dominica</text:span> VIII</text:p>
      <text:p text:style-name="P1">1. Vesper</text:p>
      <text:p text:style-name="P1">Magnificat:</text:p>
      <text:p text:style-name="P1">Anno I Gratia Dei in me vacua A – 314</text:p>
      <text:p text:style-name="P1">Die Gnade Gottes ist in mir nicht leer geblieben, sondern seine Gnade</text:p>
      <text:p text:style-name="P1">bleibt immer in mir.</text:p>
      <text:p text:style-name="P1">Anno II Ter virgis caesus sum A – 314</text:p>
      <text:p text:style-name="P1">Ich bin dreimal mit Ruten geschlagen worden, einmal gesteinigt worden,</text:p>
      <text:p text:style-name="P1">dreimal habe ich Schiffbruch erlitten für den Namen Christi.</text:p>
      <text:p text:style-name="P1">Laudes</text:p>
      <text:p text:style-name="P1">Benedictus:</text:p>
      <text:p text:style-name="P1">A Nolite solliciti esse A – 274</text:p>
      <text:p text:style-name="P1">Macht euch keine Sorgen und sagt: Was werden wir essen oder was werden</text:p>
      <text:p text:style-name="P1">wir trinken ? Denn euer Vater weiß nämlich, was ihr braucht, halleluja.</text:p>
      <text:p text:style-name="P1">B Lex per Moysen data est A – 24</text:p>
      <text:p text:style-name="P1">Das Gesetz ist durch Mose gegeben worden. Die Gnade und Wahrheit kam</text:p>
      <text:p text:style-name="P1">durch Jesus Christus.</text:p>
      <text:p text:style-name="P1">C Attendite a falsis prophetis A – 267</text:p>
      <text:p text:style-name="P1">Nehmt euch vor dem falschen Propheten in acht, die zu euch in Schafspelzen</text:p>
      <text:p text:style-name="P1">kommen, die aber innen reißende Wölfe sind. An ihren Früchten werdet ihr</text:p>
      <text:p text:style-name="P1">sie erkennen.</text:p>
      <text:p text:style-name="P1">2. Vesper</text:p>
      <text:p text:style-name="P1">Magnificat:</text:p>
      <text:p text:style-name="P1">A Quaerite primum A – 275</text:p>
      <text:p text:style-name="P1">Sucht zuerst das Reich Gottes und seine Gerechtigkeit, und dies alles wird</text:p>
      <text:p text:style-name="P1">euch dazugegeben werden, halleluja.</text:p>
      <text:p text:style-name="P1">B In voce exsultationis p – 49</text:p>
      <text:p text:style-name="P1">Mit der Stimme des Jubels erklingen die, die am Tisch des Herrn speisen.</text:p>
      <text:p text:style-name="P1">C Non potest arbor bona p – 50</text:p>
      <text:p text:style-name="P1">Ein guter Baum kann keine schlechten Früchte hervorbringen und ein</text:p>
      <text:p text:style-name="P1">schlechter Baum keine guten. Jeder Baum, der keine gute Frucht bringt,</text:p>
      <text:p text:style-name="P1">wird umgehauen und ins Feuer geworfen werden, halleluja.</text:p>
      <text:p text:style-name="P1">vel Unus est Magister A – 129</text:p>
      <text:p text:style-name="P1">Einer ist nämlich euer Meister, der im Himmel ist, Christus, der Herr.</text:p>
      <text:p text:style-name="P1"><text:span text:style-name="T4">Dominica</text:span> IX</text:p>
      <text:p text:style-name="P1">1. Vesper</text:p>
      <text:p text:style-name="P1">Magnificat:</text:p>
      <text:p text:style-name="P1">Anno I Nolite iudicare A – 233</text:p>
      <text:p text:style-name="P1">Richtet nicht, damit ihr nicht gerichtet werdet; denn mit dem Urteil, mit dem</text:p>
      <text:p text:style-name="P1">ihr richtet, werdet ihr gerichtet werden, spricht der Herr.</text:p>
      <text:p text:style-name="P1">Anno II Qui operatus est Petro p – 44</text:p>
      <text:p text:style-name="P1">Der, der Petrus zum Aposteldienst bestimmt hat, bestimmte mich zum Dienst</text:p>
      <text:p text:style-name="P1">unter den Heiden, und sie erkannten die Gnade, die mir von Christus, dem</text:p>
      <text:p text:style-name="P1">Herrn, verliehen wurde.</text:p>
      <text:p text:style-name="P1">Laudes</text:p>
      <text:p text:style-name="P1">Benedictus:</text:p>
      <text:p text:style-name="P1">A Non omnis qui dicit A – 267</text:p>
      <text:p text:style-name="P1">Nicht jeder, der zu mir sagt : Herr, Herr, wird in das Himmelreich</text:p>
      <text:p text:style-name="P1">eintreten, sondern wer den Willen meines Vaters tut, der im Himmel ist, der</text:p>
      <text:p text:style-name="P1">wird in das Himmelreich eintreten, halleluja.</text:p>
      <text:p text:style-name="P1">B Audite et intellegite A – 137</text:p>
      <text:p text:style-name="P1">Hört und versteht die Überlieferungen, die der Herr euch gegeben hat.</text:p>
      <text:p text:style-name="P1">vel Dixit Iesus p – 50</text:p>
      <text:p text:style-name="P1"><text:soft-page-break/>Jesus sagte zu den Gesetzeslehrern und Pharisäern: Ist es am Sabbat</text:p>
      <text:p text:style-name="P1">erlaubt, zu heilen ? Aber jene schwiegen; er selbst aber heilte den Mann</text:p>
      <text:p text:style-name="P1">und entließ ihn.</text:p>
      <text:p text:style-name="P1">C Domine, puer meus A – 96</text:p>
      <text:p text:style-name="P1">Herr, mein Junge liegt krank im Haus und wird schlimm gequält. Amen, ich</text:p>
      <text:p text:style-name="P1">sage dir, ich werde kommen und ihn heilen.</text:p>
      <text:p text:style-name="P1">2. Vesper</text:p>
      <text:p text:style-name="P1">Magnificat:</text:p>
      <text:p text:style-name="P1">A Similabo eum A – 33*</text:p>
      <text:p text:style-name="P1">Ich werde ihn mit einem weisen Mann vergleichen, der sein Haus auf Fels</text:p>
      <text:p text:style-name="P1">gebaut hat.</text:p>
      <text:p text:style-name="P1">B Unum opus feci A – 144</text:p>
      <text:p text:style-name="P1">Ein einziges Werk habe ich getan und ihr alle wundert euch, dass ich den</text:p>
      <text:p text:style-name="P1">ganzen Menschen am Sabbat geheilt habe.</text:p>
      <text:p text:style-name="P1">C Domine non sum lignus A – 113</text:p>
      <text:p text:style-name="P1">Herr, ich bin nicht würdig, dass du eintrittst unter mein Dach, aber sprich</text:p>
      <text:p text:style-name="P1">nur ein Wort und mein Junge wird geheilt werden.</text:p>
      <text:p text:style-name="P1"><text:span text:style-name="T4">Dominica</text:span> X</text:p>
      <text:p text:style-name="P1">1. Vesper</text:p>
      <text:p text:style-name="P1">Magnificat:</text:p>
      <text:p text:style-name="P1">Anno I Ad omnia quae mittam te p – 40</text:p>
      <text:p text:style-name="P1">Zu allem, zu dem ich dich senden werde, spricht der Herr, wirst du gehen.</text:p>
      <text:p text:style-name="P1">Fürchte dich nicht, und was ich dir aufgetragen habe, wirst du zu ihnen</text:p>
      <text:p text:style-name="P1">sprechen.</text:p>
      <text:p text:style-name="P1">Anno II Mihi vivere Christus p – 40</text:p>
      <text:p text:style-name="P1">Christus ist für mich im Leben und Sterben Gewinn; ich muss mich des</text:p>
      <text:p text:style-name="P1">Kreuzes unseres Herrn Jesus Christus rühmen.</text:p>
      <text:p text:style-name="P1">Laudes</text:p>
      <text:p text:style-name="P1">Benedictus:</text:p>
      <text:p text:style-name="P1">A Vos qui secuti estis p – 51</text:p>
      <text:p text:style-name="P1">Ihr, die ihr mir nachgefolgt seid, werdet auf Thronen sitzen und die 12</text:p>
      <text:p text:style-name="P1">Stämme Israels richten, spricht der Herr.</text:p>
      <text:p text:style-name="P1">B Si in digito Dei A – 134</text:p>
      <text:p text:style-name="P1">Wenn ich mit dem Finger Gottes Dämonen austreibe, kommt in der Tat das</text:p>
      <text:p text:style-name="P1">Reich Gottes zu euch.</text:p>
      <text:p text:style-name="P1">C Ibat Iesus A – 146</text:p>
      <text:p text:style-name="P1">Jesus ging in eine Stadt namens Nain, und siehe, da wurde ein Leichnam</text:p>
      <text:p text:style-name="P1">herausgetragen, der einzige Sihn seiner Mutter.</text:p>
      <text:p text:style-name="P1">2. Vesper</text:p>
      <text:p text:style-name="P1">Magnificat:</text:p>
      <text:p text:style-name="P1">A Vos qui reliquistis A – 541</text:p>
      <text:p text:style-name="P1">Ihr, die ihr alles verlassen habt und mir nachgefolgt seid, werdet das</text:p>
      <text:p text:style-name="P1">hundertfache erhalten und das ewige Leben besitzen.</text:p>
      <text:p text:style-name="P1">B Cum fortis armetus A – 134</text:p>
      <text:p text:style-name="P1">Wenn ein starker Mann mit Waffen sein Haus bewacht, ist alles in</text:p>
      <text:p text:style-name="P1">Sicherheit, was er besitzt.</text:p>
      <text:p text:style-name="P1">vel Extollens vocem A – 135</text:p>
      <text:p text:style-name="P1">Eine gewisse Frau aus der Menge erhob ihre Stimme und rief: Selig der</text:p>
      <text:p text:style-name="P1">Leib, der dich getragen hat, und selig die Brüste, an denen du gesaugt hast.</text:p>
      <text:p text:style-name="P1">Aber Jesus sagte zu jener: Selig sind vielmehr die, die das Wort Gottes</text:p>
      <text:p text:style-name="P1">hören und es befolgen.</text:p>
      <text:p text:style-name="P1">C Accessit autem Jesus A – 275</text:p>
      <text:p text:style-name="P1">Jesus aber kam heran und berührte die Bahre. Diese aber, die sie trugen,</text:p>
      <text:p text:style-name="P1"><text:soft-page-break/>blieben stehen. Und er sagte: Junger Mann, ich sage dir, steh auf. Und der,</text:p>
      <text:p text:style-name="P1">der tot war, setzte sich wieder auf, halleluja.</text:p>
      <text:p text:style-name="P1"><text:span text:style-name="T4">Dominica</text:span> XI</text:p>
      <text:p text:style-name="P1">1. Vesper</text:p>
      <text:p text:style-name="P1">Magnificat:</text:p>
      <text:p text:style-name="P1">Anno I Puer Samuel ministrabat p – 45</text:p>
      <text:p text:style-name="P1">Der Junge Samuel diente vor Gott in der Gegenwart des Eli und das Wort</text:p>
      <text:p text:style-name="P1">des Herrn war mit ihm und blieb nicht unerfüllt.</text:p>
      <text:p text:style-name="P1">Anno II Muro tuo inexpugnabili A – 262</text:p>
      <text:p text:style-name="P1">Mit deiner unüberwindlichen Mauer umgürte uns, Herr, und mit den Waffen</text:p>
      <text:p text:style-name="P1">deiner Macht beschütze uns immer, du unser Gott.</text:p>
      <text:p text:style-name="P1">Laudes</text:p>
      <text:p text:style-name="P1">Benedictus:</text:p>
      <text:p text:style-name="P1">A Convocatis Jesus A – 222</text:p>
      <text:p text:style-name="P1">Nachdem Jesus seine 12 Jünger zusamengerufen hatte, gab er ihnen Kraft</text:p>
      <text:p text:style-name="P1">und Macht über alle Dämonen und die Vollmacht, Kranke zu heilen. Und er</text:p>
      <text:p text:style-name="P1">sandte jene aus, das Reich Gottes zu verkünden und die Kranken zu heilen,</text:p>
      <text:p text:style-name="P1">halleluja, halleluja.</text:p>
      <text:p text:style-name="P1">B Simile est regnum caelorum grano A – 100</text:p>
      <text:p text:style-name="P1">Das Himmelreich gleicht einem Senfkorn, das das kleinste von allen</text:p>
      <text:p text:style-name="P1">Samenkörnern ist. Wenn es aber gewachsen ist, ist es größer als alle</text:p>
      <text:p text:style-name="P1">Gewächse.</text:p>
      <text:p text:style-name="P1">C Quid molesti estis A – 155</text:p>
      <text:p text:style-name="P1">Warum belästigt ihr diese Frau? Denn sie hat ein gutes Werk an mir getan.</text:p>
      <text:p text:style-name="P1">2. Vesper</text:p>
      <text:p text:style-name="P1">Magnificat:</text:p>
      <text:p text:style-name="P1">A Egressi duodecim A – 223</text:p>
      <text:p text:style-name="P1">Die 12 Apostel gingen hinaus und zogen durch die Städte, wobei sie die</text:p>
      <text:p text:style-name="P1">Frohbotschaft verkündeten und überall heilten, halleluja, halleluja.</text:p>
      <text:p text:style-name="P1">B Vobis datum est A – 108</text:p>
      <text:p text:style-name="P1">Euch ist es gegeben, das Geheimnis des Reiches Gottes zu kennen, zu den</text:p>
      <text:p text:style-name="P1">übrigen aber rede ich in Gleichnissen, sprach Jesus zu seinen Jüngern.</text:p>
      <text:p text:style-name="P1">C In diebus illis A – 256</text:p>
      <text:p text:style-name="P1">Es geschah in jenen Tagen: Als eine Sünderin, die in der Stadt lebte,</text:p>
      <text:p text:style-name="P1">erkannt hatte, dass Jesus im Haus des aussätzigen Simon zu Tische lag,</text:p>
      <text:p text:style-name="P1">nahm si ein Alabastergefäß mit Salböl und trat von hinten her zu den Füßen</text:p>
      <text:p text:style-name="P1">des Herrn Jesus, und sie fing an, mit Tränen dessen Füße zu benetzen; und</text:p>
      <text:p text:style-name="P1">mit den Haaren ihres Hauptes trocknete sie dessen Füße, küsste sie und</text:p>
      <text:p text:style-name="P1">salbte sie mit dem Öl.</text:p>
      <text:p text:style-name="P1"><text:span text:style-name="T4">Dominica</text:span> XII</text:p>
      <text:p text:style-name="P1">1. Vesper</text:p>
      <text:p text:style-name="P1">Magnificat:</text:p>
      <text:p text:style-name="P1">Anno I Loquere, Domine, quia audit A – 228</text:p>
      <text:p text:style-name="P1">Rede, Herr, weil dein Diener hört.</text:p>
      <text:p text:style-name="P1">Anno II Ecce vir Oriens nomen eius p – 45</text:p>
      <text:p text:style-name="P1">Seht den Mann, Morgenstren wird sein Name sein, er wird auf dem Thron</text:p>
      <text:p text:style-name="P1">sitzen und herrschen und den Völkern den Frieden verheißen.</text:p>
      <text:p text:style-name="P1">Laudes</text:p>
      <text:p text:style-name="P1">Benedictus:</text:p>
      <text:p text:style-name="P1">A Vestri capilli capitis p – 51</text:p>
      <text:p text:style-name="P1">Alle Haare eures Hauptes sind gezählt. Fürchtet euch nicht! Ihr seid mehr</text:p>
      <text:p text:style-name="P1">wert als viele Spatzen.</text:p>
      <text:p text:style-name="P1">vel Dum steteritis A – 3*</text:p>
      <text:p text:style-name="P1"><text:soft-page-break/>Wenn ihr vor Königen und Fürsten steht, überlegt euch nicht vorher, was</text:p>
      <text:p text:style-name="P1">ihr antworten sollt. Denn es wird euch in jener Stunde eingegeben werden,</text:p>
      <text:p text:style-name="P1">was ihr sagen sollt.</text:p>
      <text:p text:style-name="P1">B Ascendente Jesu A – 97</text:p>
      <text:p text:style-name="P1">Als Jesus in ein Boot stieg, siehe, da entstand ein heftiger Sturm auf dem</text:p>
      <text:p text:style-name="P1">Meer und die Jünger sagten besorgt und aufgeregt zu ihm: Herr, rette uns,</text:p>
      <text:p text:style-name="P1">wir gehen unter.</text:p>
      <text:p text:style-name="P1">C Tradetur gentibus A – 109</text:p>
      <text:p text:style-name="P1">Er wird den Völkern ausgeliefert werden, um verspottet, gegeißelt und</text:p>
      <text:p text:style-name="P1">gekreuzigt zu werden.</text:p>
      <text:p text:style-name="P1">2. Vesper</text:p>
      <text:p text:style-name="P1">Magnificat:</text:p>
      <text:p text:style-name="P1">A Qui me confessus A – 10*</text:p>
      <text:p text:style-name="P1">Wer sich vor den Menschen zu mir bekennt, zu dem werde auch ich mich vor</text:p>
      <text:p text:style-name="P1">meinem Vater bekennen.</text:p>
      <text:p text:style-name="P1">B Surgens Jesus A – 98</text:p>
      <text:p text:style-name="P1">Jesus stand auf und gebot dem Wind und dem Meer, eine große Stille</text:p>
      <text:p text:style-name="P1">entstand und alle waren voll Bewunderung.</text:p>
      <text:p text:style-name="P1">C Qui vult venire A – 13*</text:p>
      <text:p text:style-name="P1">Wer mir nachfolgen will, verleugne sich selbst, nehme sein Kreuz auf sich</text:p>
      <text:p text:style-name="P1">und folge mir nach, spricht der Herr.</text:p>
      <text:p text:style-name="P1"><text:span text:style-name="T4">Dominica</text:span> XIII</text:p>
      <text:p text:style-name="P1">1. Vesper</text:p>
      <text:p text:style-name="P1">Magnificat:</text:p>
      <text:p text:style-name="P1">Anno I Cognoverunt omnes a Dan A – 244</text:p>
      <text:p text:style-name="P1">Alle von Dan bis Beerscheba erkannten, dass Samuel ein treuer Prophet des</text:p>
      <text:p text:style-name="P1">Herrn war.</text:p>
      <text:p text:style-name="P1">Anno II Fac benigne in bona voluntate A – 133</text:p>
      <text:p text:style-name="P1">Handle gnädig in deiner Güte, damit die Mauern Jerusalems</text:p>
      <text:p text:style-name="P1">wiederaufgebaut werden.</text:p>
      <text:p text:style-name="P1">Laudes</text:p>
      <text:p text:style-name="P1">Benedictus:</text:p>
      <text:p text:style-name="P1">A Qui vult venire A – 13*</text:p>
      <text:p text:style-name="P1">Wer mir nachfolgen will, verleugne sich selbst, nehme sein Kreuz auf sich</text:p>
      <text:p text:style-name="P1">und folge mir nach, spricht der Herr.</text:p>
      <text:p text:style-name="P1">B Dicebat enim A – 283</text:p>
      <text:p text:style-name="P1">Sie sagte nämlich bei sich: Wenn ich nur den Saum seines Gewandes</text:p>
      <text:p text:style-name="P1">berühre, werde ich gesund sein.</text:p>
      <text:p text:style-name="P1">C Vos qui secuti p – 51</text:p>
      <text:p text:style-name="P1">Ihr, die ihr mir nachgefolgt seid, werdet auf Thronen sitzen und die 12</text:p>
      <text:p text:style-name="P1">Stämme Israels richten.</text:p>
      <text:p text:style-name="P1">2. Vesper</text:p>
      <text:p text:style-name="P1">Magnificat:</text:p>
      <text:p text:style-name="P1">A Quod uni ex minimis A – 13*</text:p>
      <text:p text:style-name="P1">Was ihr einem meiner Geringsten getan habt, das habt ihr mir getan,</text:p>
      <text:p text:style-name="P1">spricht der Herr.</text:p>
      <text:p text:style-name="P1">B At Jesus A – 283</text:p>
      <text:p text:style-name="P1">Aber Jesus wandte sich um, sah sie und sprach: Hab Vertrauen, Tochter,</text:p>
      <text:p text:style-name="P1">dein Glaube hat dich geheilt, halleluja.</text:p>
      <text:p text:style-name="P1">C Qui mihi ministrant A – 10*</text:p>
      <text:p text:style-name="P1">Wer mir dienen will, folge mir nach, und wo ich bin, dort wird auch mein</text:p>
      <text:p text:style-name="P1">Diener sein.</text:p>
      <text:p text:style-name="P1"><text:span text:style-name="T4">Dominica</text:span> XIV</text:p>
      <text:p text:style-name="P1"><text:soft-page-break/>1. Vesper</text:p>
      <text:p text:style-name="P1">Magnificat:</text:p>
      <text:p text:style-name="P1">Anno I Praevaluit David in Philistaeum A – 247</text:p>
      <text:p text:style-name="P1">David war mit Schleuder und Stein stark gegen den Philister im Namen des</text:p>
      <text:p text:style-name="P1">Herrn.</text:p>
      <text:p text:style-name="P1">Anno II Sapientia aedificavit A – 251</text:p>
      <text:p text:style-name="P1">Die Weisheit baute sich ein Haus, errichtete sieben Säulen, unterwarf sich</text:p>
      <text:p text:style-name="P1">Völker und zertrat den Hals der Stolzen und Hochmütigen mit ihrer eigenen</text:p>
      <text:p text:style-name="P1">Tapferkeit.</text:p>
      <text:p text:style-name="P1">Laudes</text:p>
      <text:p text:style-name="P1">Benedictus:</text:p>
      <text:p text:style-name="P1">A Discite a me A – 384</text:p>
      <text:p text:style-name="P1">Lernt von mir, da ich sanft bin und demütig im Herzen.</text:p>
      <text:p text:style-name="P1">B Mirabuntur omnes p – 49</text:p>
      <text:p text:style-name="P1">Alle wunderten sich über die Worte der Gnade, die aus seinem Mund</text:p>
      <text:p text:style-name="P1">hervorkamen, und sie sagten: Ist das nicht der Sohn des Joseph?</text:p>
      <text:p text:style-name="P1">C Convocatis Jesus A – 222</text:p>
      <text:p text:style-name="P1">Nachdem Jesus seine 12 Jünger zusamengerufen hatte, gab er ihnen Kraft</text:p>
      <text:p text:style-name="P1">und Macht über alle Dämonen und die Vollmacht, Kranke zu heilen. Und er</text:p>
      <text:p text:style-name="P1">sandte jene aus, das Reich Gottes zu verkünden und die Kranken zu heilen,</text:p>
      <text:p text:style-name="P1">halleluja, halleluja.</text:p>
      <text:p text:style-name="P1">2. Vesper</text:p>
      <text:p text:style-name="P1">Magnificat:</text:p>
      <text:p text:style-name="P1">A Tollite iugum meum A – 5*</text:p>
      <text:p text:style-name="P1">Nehmt mein Joch auf euch, weil ich sanft bin und demütig im Herzen.</text:p>
      <text:p text:style-name="P1">B Amen dico vobis A – 136</text:p>
      <text:p text:style-name="P1">Amen, ich sage euch, kein Prophet ist in seiner Heimat anerkannt worden.</text:p>
      <text:p text:style-name="P1">C Egressi duodecim A – 223</text:p>
      <text:p text:style-name="P1">Die 12 Apostel gingen hinaus und zogen durch die Städte, wobei sie die</text:p>
      <text:p text:style-name="P1">Frohbotschaft verkündeten und überall heilten, halleluja, halleluja.</text:p>
      <text:p text:style-name="P1"><text:span text:style-name="T4">Dominica</text:span> XV</text:p>
      <text:p text:style-name="P1">1. Vesper</text:p>
      <text:p text:style-name="P1">Magnificat:</text:p>
      <text:p text:style-name="P1">Anno I Doleo super te, frater mi A – 248</text:p>
      <text:p text:style-name="P1">Ich empfinde Schmerz wegen dir, mein Bruder Jonathan, der du mirmehr</text:p>
      <text:p text:style-name="P1">liebenswert bist als die Liebe der Frauen; und so wie die Mutter ihren</text:p>
      <text:p text:style-name="P1">einzigen Sohn liebt, so liebte ich dich. Der Pfeil des Jonathan hat sich</text:p>
      <text:p text:style-name="P1">niemals nach hinten gewandt und sein Schild sich nicht vom Krieg</text:p>
      <text:p text:style-name="P1">abgekehrt und sein Speer sich nicht abgewandt.</text:p>
      <text:p text:style-name="P1">Anno II Cum audisset Iob nuntiorum A – 254</text:p>
      <text:p text:style-name="P1">Als Ijob die Worte der Boten gehört hatte, ertrug er es geduldig und sagte:</text:p>
      <text:p text:style-name="P1">wenn wir das gute aus der Hand des Herrn empfangen haben, warum sollen</text:p>
      <text:p text:style-name="P1">wir das schlechte nicht ertragen? Bei allen diesen Dingen sündigte Ijob</text:p>
      <text:p text:style-name="P1">nicht mit seinen Lippen und er sprach nichts Unbedachtes gegen Gott.</text:p>
      <text:p text:style-name="P1">Laudes</text:p>
      <text:p text:style-name="P1">Benedictus:</text:p>
      <text:p text:style-name="P1">A Cum turba plurima A – 106</text:p>
      <text:p text:style-name="P1">Als eine sehr große Schar bei Jesus zusammenkam und aus den Städten zu</text:p>
      <text:p text:style-name="P1">ihm eilte, sprach er in Gleichnissen: Ein Sämann ging hinaus , um seinen</text:p>
      <text:p text:style-name="P1">Samen zu säen.</text:p>
      <text:p text:style-name="P1">B Convocatis Jesus A – 222</text:p>
      <text:p text:style-name="P1">Nachdem Jesus seine 12 Jünger zusamengerufen hatte, gab er ihnen Kraft</text:p>
      <text:p text:style-name="P1">und Macht über alle Dämonen und die Vollmacht, Kranke zu heilen. Und er</text:p>
      <text:p text:style-name="P1"><text:soft-page-break/>sandte jene aus, das Reich Gottes zu verkünden und die Kranken zu heilen,</text:p>
      <text:p text:style-name="P1">halleluja, halleluja.</text:p>
      <text:p text:style-name="P1">C Homo quidam A – 272</text:p>
      <text:p text:style-name="P1">Ein gewisser Mann stieg von Jerusalem nach Jericho hinab und fiel unter</text:p>
      <text:p text:style-name="P1">die Räuber, die ihn auch ausplünderten, ihn verprügelten , niederwarfen</text:p>
      <text:p text:style-name="P1">und halbtot zurückließen.</text:p>
      <text:p text:style-name="P1">2. Vesper</text:p>
      <text:p text:style-name="P1">Magnificat:</text:p>
      <text:p text:style-name="P1">A Vobis datum est A – 108</text:p>
      <text:p text:style-name="P1">Euch ist es gegeben, das Geheimnis des Reiches Gottes zu kennen, zu den</text:p>
      <text:p text:style-name="P1">übrigen aber rede ich in Gleichnissen, sprach Jesus zu seinen Jüngern.</text:p>
      <text:p text:style-name="P1">vel Semen est Verbum A – 106</text:p>
      <text:p text:style-name="P1">Der Samen ist das Wort Gottes, der Sämann aber ist Christus. Jeder, der</text:p>
      <text:p text:style-name="P1">auf ihn hört, wird bleiben in Ewigkeit.</text:p>
      <text:p text:style-name="P1">B Egressi duodecim A – 223</text:p>
      <text:p text:style-name="P1">Die 12 Apostel gingen hinaus und zogen durch die Städte, wobei sie die</text:p>
      <text:p text:style-name="P1">Frohbotschaft verkündeten und überall heilten, halleluja, halleluja.</text:p>
      <text:p text:style-name="P1">vel Semen cecidit p – 51</text:p>
      <text:p text:style-name="P1">Der Samen fiel auf guten Boden, ging auf und brachte hundertfache Frucht.</text:p>
      <text:p text:style-name="P1">C Quis tibi videtur A – 273</text:p>
      <text:p text:style-name="P1">Wer scheint dir der Nächste jenes Mannes gewesen zu sein, der unter die</text:p>
      <text:p text:style-name="P1">Räuber fiel? Und er sagte zu jenem: Der, der barmherzig an ihm gehandelt</text:p>
      <text:p text:style-name="P1">hat: Geh, und handle ebenso, halleluja.</text:p>
      <text:p text:style-name="P1"><text:span text:style-name="T4">Dominica</text:span> XVI</text:p>
      <text:p text:style-name="P1">1. Vesper</text:p>
      <text:p text:style-name="P1">Magnificat:</text:p>
      <text:p text:style-name="P1">Anno I Rex autem David A – 249</text:p>
      <text:p text:style-name="P1">Der König David aber ging mit bedecktem Haupt einher und betrauerte</text:p>
      <text:p text:style-name="P1">seinen Sohn: Absalom, mein Sohn, mein Sohn Absalom, wer könnte nur</text:p>
      <text:p text:style-name="P1">geben, dass ich für dich sterbe, mein Sohn Absalom?</text:p>
      <text:p text:style-name="P1">Anno II In omnibus his non peccavit p – 45</text:p>
      <text:p text:style-name="P1">Bei all diesen Dingen sündigte Ijob nicht mit seinen Lippen und sprach</text:p>
      <text:p text:style-name="P1">nichts Unbedachtes gegen Gott.</text:p>
      <text:p text:style-name="P1">Laudes</text:p>
      <text:p text:style-name="P1">Benedictus:</text:p>
      <text:p text:style-name="P1">A Domine none bonum A – 98</text:p>
      <text:p text:style-name="P1">Herr, hast du nicht guten Samen auf dein Feld gesät? Woher hat er also das</text:p>
      <text:p text:style-name="P1">Unkraut? Und er sagte zu jenen: Das hat der Feind getan.</text:p>
      <text:p text:style-name="P1">B Me etenim de die A – 114</text:p>
      <text:p text:style-name="P1">Denn sie suchen mich von Tag zu Tag und wollen meine Wege wissen.</text:p>
      <text:p text:style-name="P1">C Qui verbum Dei A – 107</text:p>
      <text:p text:style-name="P1">Die, die das Wort Gottes in einem vollkommenen und sehr guten Herzen</text:p>
      <text:p text:style-name="P1">bewahren, bringen Frucht in Geduld.</text:p>
      <text:p text:style-name="P1">2. Vesper</text:p>
      <text:p text:style-name="P1">Magnificat:</text:p>
      <text:p text:style-name="P1">A Colligite primum zizania A – 99</text:p>
      <text:p text:style-name="P1">Sammelt zuerst das Unkraut und bindet es zu Bündeln umes zu verbrennen;</text:p>
      <text:p text:style-name="P1">den Weizen aber bringt in meine Scheune, spricht der Herr.</text:p>
      <text:p text:style-name="P1">B Oves meae A – 154</text:p>
      <text:p text:style-name="P1">Meine Schafe hören auf meine Stimme und ich, der Herr, kenne sie.</text:p>
      <text:p text:style-name="P1">C Semen est Verbum Dei A – 106</text:p>
      <text:p text:style-name="P1">Der Samen ist das Wort Gottes, der Sämann aber ist Christus. Jeder, der</text:p>
      <text:p text:style-name="P1">auf ihn hört, wird bleiben in Ewigkeit.</text:p>
      <text:p text:style-name="P1"><text:soft-page-break/>vel Optimam partem p – 51</text:p>
      <text:p text:style-name="P1">Maria hat sich den besten Teil gewählt, der ihr nicht genommen werden</text:p>
      <text:p text:style-name="P1">soll, halleluja.</text:p>
      <text:p text:style-name="P1"><text:span text:style-name="T4">Dominica</text:span> XVII</text:p>
      <text:p text:style-name="P1">1. Vesper</text:p>
      <text:p text:style-name="P1">Magnificat:</text:p>
      <text:p text:style-name="P1">Anno I Exaudisti, Domine, orationem A – 251</text:p>
      <text:p text:style-name="P1">Herr, du hast das Gebet deines Dieners erhört, dass ich deinem Namen</text:p>
      <text:p text:style-name="P1">einen Tempel baue.</text:p>
      <text:p text:style-name="P1">Anno II Quare detraxisti sermonibus A – 254</text:p>
      <text:p text:style-name="P1">Warum seid ihr zum Tadeln zusammen und strebt danach, euren Freund</text:p>
      <text:p text:style-name="P1">umzustürzen? Aber erfüllt, was ihr gedacht habt.</text:p>
      <text:p text:style-name="P1">Laudes</text:p>
      <text:p text:style-name="P1">Benedictus:</text:p>
      <text:p text:style-name="P1">A Simile est regnum caelorum homini A – 43*</text:p>
      <text:p text:style-name="P1">Das Himmelreich gleicht einem Kaufmann, der gute Perlen suchte. Als er</text:p>
      <text:p text:style-name="P1">eine wertvolle gefunden hatte, gab er alles, was er hatte, hin und kaufte</text:p>
      <text:p text:style-name="P1">diese.</text:p>
      <text:p text:style-name="P1">B Cum sublevasset A – 141</text:p>
      <text:p text:style-name="P1">Als Jesus die Augen erhoben und die sehr große Menge, die zu ihm kam,</text:p>
      <text:p text:style-name="P1">gesehen hatte, sagte er zu Philippus: Wo werden wir Brot kaufen, damit</text:p>
      <text:p text:style-name="P1">diese essen können? Er sagte dies aber, weil er ihn auf die Probe stellen</text:p>
      <text:p text:style-name="P1">wollte, er selbst wusste nämlich, was er tun würde.</text:p>
      <text:p text:style-name="P1">C Petite et accipietis ut gaudium A – 202</text:p>
      <text:p text:style-name="P1">Bittet, und ihr werdet empfangen, damit eure Freude vollkommen sei. Denn</text:p>
      <text:p text:style-name="P1">der Vater selbst liebt euch, weil ihr mich geliebt habt und mir geglaubt habt,</text:p>
      <text:p text:style-name="P1">halleluja.</text:p>
      <text:p text:style-name="P1">2. Vesper</text:p>
      <text:p text:style-name="P1">Magnificat:</text:p>
      <text:p text:style-name="P1">A Simile …sagenae A – 39*</text:p>
      <text:p text:style-name="P1">Mit dem Himmelreich ist es wie mit einem Netz, das man ins Meer warf und</text:p>
      <text:p text:style-name="P1">Fische aller Art sammelte. Als es voll war, zogen sie es ans Ufer, setzten</text:p>
      <text:p text:style-name="P1">sich, wählten die guten aus und legten sie in ihre Körbe, die schlechten aber</text:p>
      <text:p text:style-name="P1">warfen sie zurück.</text:p>
      <text:p text:style-name="P1">B Cum vidíssent A – 143</text:p>
      <text:p text:style-name="P1">Als die Menge das Zeichen gesehen hatte, dass Jesus getan hatte, sagte sie:</text:p>
      <text:p text:style-name="P1">Wirklich, dies ist ein Prophet, der in die Welt gekommen ist.</text:p>
      <text:p text:style-name="P1">C Petite et accipietis A – 203</text:p>
      <text:p text:style-name="P1">Bittet, und ihr werdet empfangen; sucht, und ihr werdet finden; klopft an,</text:p>
      <text:p text:style-name="P1">und es wird euch geöffnet werden, halleluja.</text:p>
      <text:p text:style-name="P1"><text:span text:style-name="T4">Dominica</text:span> XVIII</text:p>
      <text:p text:style-name="P1">1. Vesper</text:p>
      <text:p text:style-name="P1">Magnificat:</text:p>
      <text:p text:style-name="P1">Anno I Ecce mitto angelum meum A – 16</text:p>
      <text:p text:style-name="P1">Siehe, ich sende meinen Engel, der meinen Weg bereiten wird vor deinem</text:p>
      <text:p text:style-name="P1">Angesicht.</text:p>
      <text:p text:style-name="P1">Anno II Super muros tuos, Jerusalem A – 261</text:p>
      <text:p text:style-name="P1">Über deine Mauern, Jerusalem, habe ich Wächter eingesetzt; den ganzen</text:p>
      <text:p text:style-name="P1">Tag und die ganze Nacht werden sie nicht aufhören, den Namen des Herrn</text:p>
      <text:p text:style-name="P1">zu loben.</text:p>
      <text:p text:style-name="P1">Laudes</text:p>
      <text:p text:style-name="P1">Benedictus:</text:p>
      <text:p text:style-name="P1">A Cum turba multa A – 266</text:p>
      <text:p text:style-name="P1"><text:soft-page-break/>Als eine große Menge bei Jesus war und sie nichts zu essen hatten, rief er</text:p>
      <text:p text:style-name="P1">seine Jünger zusammen und sagte zu ihnen: Ich habe Erbarmen mit der</text:p>
      <text:p text:style-name="P1">Menge, weil sie sich schon drei Tage bei mir aufhalten und nichts zu essen</text:p>
      <text:p text:style-name="P1">haben, halleluja, halleluja.</text:p>
      <text:p text:style-name="P1">B Recedant legis vetera A – 234</text:p>
      <text:p text:style-name="P1">Fallen mögen die alten Maßstäbe des Gesetzes, während das Neue</text:p>
      <text:p text:style-name="P1">nahekommt; denn anstelle des Mannas, das den Vätern in der Wüste</text:p>
      <text:p text:style-name="P1">gegeben worden war, gab Christus uns seinen eigenen Leib unter der</text:p>
      <text:p text:style-name="P1">Gestalt des Brotes.</text:p>
      <text:p text:style-name="P1">C Si vere fraters A – 107</text:p>
      <text:p text:style-name="P1">Wenn ihr aber reich sein wollt, Brüder, liebt den wahren Reichtum.</text:p>
      <text:p text:style-name="P1">2. Vesper</text:p>
      <text:p text:style-name="P1">Magnificat:</text:p>
      <text:p text:style-name="P1">A Misereor A – 266</text:p>
      <text:p text:style-name="P1">Ich habe Erbarmen mit der Menge, weil sie sich schon drei Tage bei mir</text:p>
      <text:p text:style-name="P1">aufhalten und nichts zu essen haben. Und wenn ich sie hungrig fortschicke,</text:p>
      <text:p text:style-name="P1">werden ihnen auf dem Weg die Kräfte ausgehen, halleluja.</text:p>
      <text:p text:style-name="P1">B Ego sum panis vitae A – 243</text:p>
      <text:p text:style-name="P1">Ich bin das Brot des Lebens, das vom Himmel herabgestiegen ist. Wenn</text:p>
      <text:p text:style-name="P1">einer von diesem Brot ißt, wird er in Ewigkeit leben.</text:p>
      <text:p text:style-name="P1">C Thesaurizate A – 112</text:p>
      <text:p text:style-name="P1">Sammelt euch Schätze im Himmel, wo weder Rost noch Motte sie zerstören.</text:p>
      <text:p text:style-name="P1"><text:span text:style-name="T4">Dominica</text:span> XIX</text:p>
      <text:p text:style-name="P1">1. Vesper</text:p>
      <text:p text:style-name="P1">Magnificat:</text:p>
      <text:p text:style-name="P1">Anno I Dum tolleret Dominus p – 45</text:p>
      <text:p text:style-name="P1">Als der Herr Elija in einem Wirbelsturm in den Himmel aufnahm, rief</text:p>
      <text:p text:style-name="P1">Elischa laut: Mein Vater, Wagen Israels und sein Lenker!</text:p>
      <text:p text:style-name="P1">Anno II Sicut fuit Jonas A – 123</text:p>
      <text:p text:style-name="P1">So wie Jona drei Tage und drei Nächte im Bauch des Walfisches war, so</text:p>
      <text:p text:style-name="P1">wird der Menschensohn im Herzen der Erde sein.</text:p>
      <text:p text:style-name="P1">Laudes</text:p>
      <text:p text:style-name="P1">Benedictus:</text:p>
      <text:p text:style-name="P1">A Salva nos A – 497</text:p>
      <text:p text:style-name="P1">Rette uns, Christus, du Retter, durch die Kraft des heiligen Kreuzes, du, der</text:p>
      <text:p text:style-name="P1">du Petrus auf dem Meer gerettet hast, erbarme dich unser.</text:p>
      <text:p text:style-name="P1">B Ego sum panis vivus A – 221</text:p>
      <text:p text:style-name="P1">Ich bin das lebendige Brot, das vom Himmel herabgestiegen ist. Wenn einer</text:p>
      <text:p text:style-name="P1">von diesem Brot ißt, wird er in Ewigkeit leben, und das Brot, das ich geben</text:p>
      <text:p text:style-name="P1">werde, ist mein Fleisch für das Leben der Welt, halleluja, halleluja.</text:p>
      <text:p text:style-name="P1">C Dies Domini sicut fur A – 34</text:p>
      <text:p text:style-name="P1">Der Tag des Herrn wird wie ein Dieb in der Nacht kommen; seid bereit, da</text:p>
      <text:p text:style-name="P1">ihr nicht wisst, zu welcher Stunde der Menschensohn kommen wird.</text:p>
      <text:p text:style-name="P1">2. Vesper</text:p>
      <text:p text:style-name="P1">Magnificat:</text:p>
      <text:p text:style-name="P1">A Cum vidísset ventum A – 404</text:p>
      <text:p text:style-name="P1">Als er gesehen hatte, dass ein starker Wind aufkam, fürchtete er sich, und</text:p>
      <text:p text:style-name="P1">als er zu versinken begann, rief er: Herr, rette mich.</text:p>
      <text:p text:style-name="P1">B Amen, amen dico vobis A – 222</text:p>
      <text:p text:style-name="P1">Amen, amen, ich sage euch, wer an mich glaubt, hat das ewige Leben,</text:p>
      <text:p text:style-name="P1">halleluja, halleluja.</text:p>
      <text:p text:style-name="P1">C Beatus ille servus A – 26*</text:p>
      <text:p text:style-name="P1">Selig jener Mann, wenn sein Herr kommt, an die Tür klopft und ihn</text:p>
      <text:p text:style-name="P1"><text:soft-page-break/>wachend findet.</text:p>
      <text:p text:style-name="P1"><text:span text:style-name="T4">Dominica</text:span> XX</text:p>
      <text:p text:style-name="P1">1. Vesper</text:p>
      <text:p text:style-name="P1">Magnificat:</text:p>
      <text:p text:style-name="P1">Anno I Propter nímiam caritátem suam p – 46</text:p>
      <text:p text:style-name="P1">Wegen seiner übergroßen Liebe, mit der uns Gott geliebt hat, sandte er</text:p>
      <text:p text:style-name="P1">seinen Sohn in die Ähnlichkeit des sündigen Fleisches.</text:p>
      <text:p text:style-name="P1">Anno II Omnis sapiéntia a Dómino A – 252</text:p>
      <text:p text:style-name="P1">Alle Weisheit ist von Gott, dem Herrn und mit ihm war sie immer und sie ist</text:p>
      <text:p text:style-name="P1">vor aller Zeit.</text:p>
      <text:p text:style-name="P1">Laudes</text:p>
      <text:p text:style-name="P1">Benedictus:</text:p>
      <text:p text:style-name="P1">A Egressus Jesus A – 124</text:p>
      <text:p text:style-name="P1">Jesus ging hinaus und zog sich in das Gebiet von Tyrus und Sidon zurück,</text:p>
      <text:p text:style-name="P1">und siehe, eine kanaanäische Frau kam aus jenem Gebiet und rief: Erbarme</text:p>
      <text:p text:style-name="P1">dich meiner, Sohn Davids.</text:p>
      <text:p text:style-name="P1">B O panis vitae A – 243</text:p>
      <text:p text:style-name="P1">O Brot des Lebens, geboren von der Jungfrau; wer dich reinen Sinnes zu</text:p>
      <text:p text:style-name="P1">sch nimmt, dem schenkst du das Leben der Gnade auf dem Weg. Gib uns in</text:p>
      <text:p text:style-name="P1">der Heimat das Leben der ewigen Herrlichkeit.</text:p>
      <text:p text:style-name="P1">C Jesus haec dicens A – 108</text:p>
      <text:p text:style-name="P1">Jesus rief folgende Worte: Wer Ohren hat zum Hören, der höre!</text:p>
      <text:p text:style-name="P1">2. Vesper</text:p>
      <text:p text:style-name="P1">Magnificat:</text:p>
      <text:p text:style-name="P1">A O mulier A – 124</text:p>
      <text:p text:style-name="P1">O Frau, dein Glaube ist groß. Dir geschehe, wie du erbeten hast.</text:p>
      <text:p text:style-name="P1">B Ego sum panis vivus A – 221</text:p>
      <text:p text:style-name="P1">Ich bin das lebendige Brot, das vom Himmel herabgestiegen ist. Wenn einer</text:p>
      <text:p text:style-name="P1">von diesem Brot ißt, wird er in Ewigkeit leben, und das Brot, das ich geben</text:p>
      <text:p text:style-name="P1">werde, ist mein Fleisch für das Leben der Welt, halleluja, halleluja.</text:p>
      <text:p text:style-name="P1">C Ignem veni p – 52</text:p>
      <text:p text:style-name="P1">Ich bin gekommen, Feuer auf die Erde zu werfen; und was will ich außer,</text:p>
      <text:p text:style-name="P1">dass es brennt?</text:p>
      <text:p text:style-name="P1"><text:span text:style-name="T4">Dominica</text:span> XXI</text:p>
      <text:p text:style-name="P1">1. Vesper</text:p>
      <text:p text:style-name="P1">Magnificat:</text:p>
      <text:p text:style-name="P1">Anno I Congregavit nos Christus p – 46</text:p>
      <text:p text:style-name="P1">Christus hat uns zusammengeführt, damit er verherrlicht werde; erfülle,</text:p>
      <text:p text:style-name="P1">Herr, unsere Herzen mit dem Heiligen Geist.</text:p>
      <text:p text:style-name="P1">Anno II Iuste et pie vivamus A – 21</text:p>
      <text:p text:style-name="P1">Lasst uns gerecht und fromm leben und die selige Hoffnung und die Ankunft</text:p>
      <text:p text:style-name="P1">des Herrn erwarten.</text:p>
      <text:p text:style-name="P1">Laudes</text:p>
      <text:p text:style-name="P1">Benedictus:</text:p>
      <text:p text:style-name="P1">A Tu es Petrus A – 401</text:p>
      <text:p text:style-name="P1">Du bist Petrus, und auf diesen Felsen werde ich meine Kirche bauen.</text:p>
      <text:p text:style-name="P1">B Amen, amen dico A – 222</text:p>
      <text:p text:style-name="P1">Amen, amen, ich sage euch, wer an mich glaubt, hat das ewige Leben,</text:p>
      <text:p text:style-name="P1">halleluja, halleluja.</text:p>
      <text:p text:style-name="P1">C Non omnis qui dicet A – 267</text:p>
      <text:p text:style-name="P1">Nicht jeder, der zu mir sagt « Herr, Herr » wird in das Himmelreich</text:p>
      <text:p text:style-name="P1">kommen, sondern wer den Willen meines Vaters tut, der im Himmel ist, der</text:p>
      <text:p text:style-name="P1">wird in das Himmelreich kommen, halleluja.</text:p>
      <text:p text:style-name="P1"><text:soft-page-break/>2. Vesper</text:p>
      <text:p text:style-name="P1">Magnificat:</text:p>
      <text:p text:style-name="P1">A Beatus es Simon A – 405</text:p>
      <text:p text:style-name="P1">Selig bist du, Simon Bar Jona, weil nicht Fleisch und Blut dir das offenbart</text:p>
      <text:p text:style-name="P1">haben, sondern mein Vater im Himmel, spricht der Herr.</text:p>
      <text:p text:style-name="P1">B Ego sum via p – 37</text:p>
      <text:p text:style-name="P1">Ich bin der Weg, die Wahrheit und das Leben; keiner kann zum Vater</text:p>
      <text:p text:style-name="P1">kommen außer durch mich, halleluja.</text:p>
      <text:p text:style-name="P1">vel Qui non colligit A – 134</text:p>
      <text:p text:style-name="P1">Wer nicht mit mir sammelt, der zerstreut und wer nicht mit mir ist, ist gegen</text:p>
      <text:p text:style-name="P1">mich.</text:p>
      <text:p text:style-name="P1">C Multi enim sunt vocati p – 52</text:p>
      <text:p text:style-name="P1">Viele sind nämlich berufen, aber wenige auserwählt, spricht der Herr.</text:p>
      <text:p text:style-name="P1"><text:span text:style-name="T4">Dominica</text:span> XXII</text:p>
      <text:p text:style-name="P1">1. Vesper</text:p>
      <text:p text:style-name="P1">Magnificat:</text:p>
      <text:p text:style-name="P1">Anno I Fortitudo mea, et laus mea A – 105</text:p>
      <text:p text:style-name="P1">Der Herr, meine Kraft und mein Lob, hat meine Stimme gehört und ist mir</text:p>
      <text:p text:style-name="P1">zur Rettung geworden.</text:p>
      <text:p text:style-name="P1">Anno II Scio cui credidi p – 44</text:p>
      <text:p text:style-name="P1">Ich weiß, wem ich geglaubt habe, und bin sicher, dass er die Macht hat, das</text:p>
      <text:p text:style-name="P1">mir anvertraute Gut bis zu jenem Tag zu bewahren.</text:p>
      <text:p text:style-name="P1">Laudes</text:p>
      <text:p text:style-name="P1">Benedictus:</text:p>
      <text:p text:style-name="P1">A Ecce ascendimus A – 110</text:p>
      <text:p text:style-name="P1">Seht, wir steigen nach Jerusalem hinauf, und alles wird in Erfüllung gehen,</text:p>
      <text:p text:style-name="P1">was durch die Propheten über den Menschensohn geschrieben worden ist.</text:p>
      <text:p text:style-name="P1">B Audite et intelligite A – 137</text:p>
      <text:p text:style-name="P1">Hört und versteht die Überlieferungen, die der Herr euch gegeben hat.</text:p>
      <text:p text:style-name="P1">C Cum vocatus fueris A – 277</text:p>
      <text:p text:style-name="P1">Wenn du zu einer Hochzeit eingeladen wirst, setz dich auf den letzten Platz,</text:p>
      <text:p text:style-name="P1">damit derjenige, der dich eingeladen hat, zu dir sagt: Freund, rücke weiter</text:p>
      <text:p text:style-name="P1">hinauf. Und du wirst Ehre erfahren in Gegenwart derer, die beim Mahl zu</text:p>
      <text:p text:style-name="P1">Tische liegen, halleluja.</text:p>
      <text:p text:style-name="P1">2. Vesper</text:p>
      <text:p text:style-name="P1">Magnificat:</text:p>
      <text:p text:style-name="P1">A Qui vult venire A – 13*</text:p>
      <text:p text:style-name="P1">Wer mir nachfolgen will, verleugne sich selbst, nehme sein Kreuz auf sich</text:p>
      <text:p text:style-name="P1">und folge mir nach, spricht der Herr.</text:p>
      <text:p text:style-name="P1">B Non lotis manibus A – 137</text:p>
      <text:p text:style-name="P1">Mit ungewaschenen Händen zu essen macht den Menschen nicht unrein.</text:p>
      <text:p text:style-name="P1">C Omnis qui se exaltat A – 271</text:p>
      <text:p text:style-name="P1">Jeder, der sich erhöht, wird erniedrigt werden, und wer sich erniedrigt,</text:p>
      <text:p text:style-name="P1">wird erhöht werden.</text:p>
      <text:p text:style-name="P1"><text:span text:style-name="T4">Dominica</text:span> XXIII</text:p>
      <text:p text:style-name="P1">1. Vesper</text:p>
      <text:p text:style-name="P1">Magnificat:</text:p>
      <text:p text:style-name="P1">Anno I Ecce dedi verba mea p – 46</text:p>
      <text:p text:style-name="P1">Siehe, ich habe meine Worte in deinen Mund gelegt; siehe, ich habe dich</text:p>
      <text:p text:style-name="P1">über die Völker und Königreiche gesetzt.</text:p>
      <text:p text:style-name="P1">Anno II Et ecce vox de nube A – 449</text:p>
      <text:p text:style-name="P1">Und siehe, da kam eine Stimme aus der Wolke, die sprach: Dies ist mein</text:p>
      <text:p text:style-name="P1">geliebter Sohn, an dem ich Gefallen gefunden habe; hört auf ihn, halleluja.</text:p>
      <text:p text:style-name="P1"><text:soft-page-break/>Laudes</text:p>
      <text:p text:style-name="P1">Benedictus:</text:p>
      <text:p text:style-name="P1">A Si duo ex vobis p – 52</text:p>
      <text:p text:style-name="P1">Wenn zwei von euch auf Erden übereinstimmen, werden sie alles, was sie</text:p>
      <text:p text:style-name="P1">gemeinsam erbitten, von meinem Vater erhalten, spricht der Herr.</text:p>
      <text:p text:style-name="P1">vel Quodcumque A – 307</text:p>
      <text:p text:style-name="P1">Was immer du auf Erden binden wirst, wird auch im Himmel gebunden sein,</text:p>
      <text:p text:style-name="P1">und was immer du auf Erden lösen wirst, wird auch im Himmel gelöst sein,</text:p>
      <text:p text:style-name="P1">spricht der Herr zu Simon Petrus.</text:p>
      <text:p text:style-name="P1">B Quanto eis magis A – 271</text:p>
      <text:p text:style-name="P1">Je mehr er es ihnen verbot, desto mehr machten sie es bekannt. Und umso</text:p>
      <text:p text:style-name="P1">mehr staunten sie und sagten: Er hat alles gut gemacht, er hat gemacht,</text:p>
      <text:p text:style-name="P1">dass die Tauben hören und dass die Stummen reden.</text:p>
      <text:p text:style-name="P1">C Qui vult venire A – 13*</text:p>
      <text:p text:style-name="P1">Wer mir nachfolgen will, verleugne sich selbst, nehme sein Kreuz auf sich</text:p>
      <text:p text:style-name="P1">und folge mir nach, spricht der Herr.</text:p>
      <text:p text:style-name="P1">2. Vesper</text:p>
      <text:p text:style-name="P1">Magnificat:</text:p>
      <text:p text:style-name="P1">A Ubi duo vel tres A – 136</text:p>
      <text:p text:style-name="P1">Wo zwei oder drei in meinem Namen versammelt sind, da bin ich mitten</text:p>
      <text:p text:style-name="P1">unter ihnen, spricht der Herr.</text:p>
      <text:p text:style-name="P1">B Bene omnia fecit A – 272</text:p>
      <text:p text:style-name="P1">Er hat alles gut gemacht, er hat gemacht, dass die Tauben hören und dass</text:p>
      <text:p text:style-name="P1">die Stummen reden.</text:p>
      <text:p text:style-name="P1">C Qui odit animam A – 13*</text:p>
      <text:p text:style-name="P1">Wer sein Leben in dieser Welt hasst, wird sie für das ewigen Leben</text:p>
      <text:p text:style-name="P1">bewahren.</text:p>
      <text:p text:style-name="P1"><text:span text:style-name="T4">Dominica</text:span> XXIV</text:p>
      <text:p text:style-name="P1">1. Vesper</text:p>
      <text:p text:style-name="P1">Magnificat:</text:p>
      <text:p text:style-name="P1">Anno I Tunc acceptabis sacrificium A – 141</text:p>
      <text:p text:style-name="P1">Dann wirst du das Opfer der Gerechtigkeit annehmen, wenn du, Herr, dein</text:p>
      <text:p text:style-name="P1">Antlitz von meinen Sünden abgewandt hast.</text:p>
      <text:p text:style-name="P1">Anno II Domine, Rex omnipotens p – 47</text:p>
      <text:p text:style-name="P1">Herr, allmächtiger König, alles ist deiner Macht unterstellt und es gibt</text:p>
      <text:p text:style-name="P1">niemand, der sich deinem Willen widersetzen kann.</text:p>
      <text:p text:style-name="P1">Laudes</text:p>
      <text:p text:style-name="P1">Benedictus:</text:p>
      <text:p text:style-name="P1">A Non dico tibi A – 137</text:p>
      <text:p text:style-name="P1">Ich sage dir nicht, Petrus, dass man 7mal vergeben soll sondern 77mal.</text:p>
      <text:p text:style-name="P1">vel Dixit autem A – 281</text:p>
      <text:p text:style-name="P1">Der Herr aber sagte zu dem Knecht: Gib zurück, was du schuldest. Jener</text:p>
      <text:p text:style-name="P1">Knecht aber fiel vor ihm nieder und bat ihn: Hab Geduld mit mir und ich</text:p>
      <text:p text:style-name="P1">werde dir alles zurückzahlen.</text:p>
      <text:p text:style-name="P1">B Tradetur gentibus A – 109</text:p>
      <text:p text:style-name="P1">Er wurde den Völkern zum Verspotten, Auspeitschen und Kreuzigen</text:p>
      <text:p text:style-name="P1">übergeben.</text:p>
      <text:p text:style-name="P1">C Quis ex vobis A – 263</text:p>
      <text:p text:style-name="P1">Wer von euch ist ein Mann, der 100 Schafe besitzt? Und wenn er eines</text:p>
      <text:p text:style-name="P1">davon verliert, lässt er dann nicht die 99 in der Wüste zurück und geht zu</text:p>
      <text:p text:style-name="P1">jenem, das verlorengegangen ist, bis er es findet, halleluja?</text:p>
      <text:p text:style-name="P1">2. Vesper</text:p>
      <text:p text:style-name="P1">Magnificat:</text:p>
      <text:p text:style-name="P1"><text:soft-page-break/>A Dixit autem dominus A – 281</text:p>
      <text:p text:style-name="P1">Der Herr aber sagte zu dem Knecht: Gib zurück, was du schuldest. Jener</text:p>
      <text:p text:style-name="P1">Knecht aber fiel vor ihm nieder und bat ihn: Hab Geduld mit mir und ich</text:p>
      <text:p text:style-name="P1">werde dir alles zurückzahlen.</text:p>
      <text:p text:style-name="P1">vel Serve nequam A – 282</text:p>
      <text:p text:style-name="P1">Nichtsnutziger Knecht, ich habe dir alles erlassen, weil du mich gebeten</text:p>
      <text:p text:style-name="P1">hast; gehört es sich nicht, dass auch du mit deinem Mitknecht Erbarmen</text:p>
      <text:p text:style-name="P1">hast, sowie ich mit dir Erbarmen hatte?, spricht der Herr.</text:p>
      <text:p text:style-name="P1">B Qui odit animam A – 13*</text:p>
      <text:p text:style-name="P1">Wer sein Leben in dieser Welt hasst, wird sie für das ewigen Leben</text:p>
      <text:p text:style-name="P1">bewahren.</text:p>
      <text:p text:style-name="P1">C Quae mulier A – 263</text:p>
      <text:p text:style-name="P1">Welche Frau, die zehn Drachmen besitzt, zündet nicht, wenn sie eine</text:p>
      <text:p text:style-name="P1">Drachme verloren hat, eine Lampe an, fegt das Haus aus und sucht</text:p>
      <text:p text:style-name="P1">sorgfältig, bis sie sie findet?</text:p>
      <text:p text:style-name="P1"><text:span text:style-name="T4">Dominica</text:span> XXV</text:p>
      <text:p text:style-name="P1">1. Vesper</text:p>
      <text:p text:style-name="P1">Magnificat:</text:p>
      <text:p text:style-name="P1">Anno I Vidi Dominum sedentem A – 260</text:p>
      <text:p text:style-name="P1">Ich sah den Herrn auf einem hohen Thron sitzen und die ganze Erde war</text:p>
      <text:p text:style-name="P1">voll von seiner Majestät; und das, was unter ihm war, erfüllte den Tempel.</text:p>
      <text:p text:style-name="P1">Anno II Ne reminiscaris, Domine A – 255</text:p>
      <text:p text:style-name="P1">Erinnere dich nicht an meine Vergehen und an die meiner Väter, nimm nicht</text:p>
      <text:p text:style-name="P1">Rache für meine Sünden.</text:p>
      <text:p text:style-name="P1">Laudes</text:p>
      <text:p text:style-name="P1">Benedictus:</text:p>
      <text:p text:style-name="P1">A Simile est regnum A – 102</text:p>
      <text:p text:style-name="P1">Mit dem Himmelreich ist es wie mit einem Mann, einem Hausherrn, der am</text:p>
      <text:p text:style-name="P1">früh am Morgen hinausging, um Arbeiter für seinen Weinberg anzuwerben,</text:p>
      <text:p text:style-name="P1">spricht der Herr.</text:p>
      <text:p text:style-name="P1">B Ecce ascendimus A – 129</text:p>
      <text:p text:style-name="P1">Seht, wir steigen nach Jerusalem hinauf, und der Menschensohn wird zur</text:p>
      <text:p text:style-name="P1">Kreuzigung ausgeliefert werden.</text:p>
      <text:p text:style-name="P1">C Dixit dominus villico A – 268</text:p>
      <text:p text:style-name="P1">Der Herr sagte zu dem Verwalter: Was höre ich da über dich? Gib</text:p>
      <text:p text:style-name="P1">Rechenschaft über deine Verwaltung, halleluja.</text:p>
      <text:p text:style-name="P1">2. Vesper</text:p>
      <text:p text:style-name="P1">Magnificat:</text:p>
      <text:p text:style-name="P1">A Dixit paterfamilias A – 104</text:p>
      <text:p text:style-name="P1">Der Hausherr sagte zu den Arbeitern: Warum steht ihr hier den ganzen Tag</text:p>
      <text:p text:style-name="P1">untätig herum? Jene aber antworteten ihm: Weil uns niemand angeworben</text:p>
      <text:p text:style-name="P1">hat. Geht auch ihr in meinen Weinberg, und ich werde euch geben, was</text:p>
      <text:p text:style-name="P1">recht ist.</text:p>
      <text:p text:style-name="P1">B Qui maior est vestrum A – 129</text:p>
      <text:p text:style-name="P1">Wer größer unter euch ist, der wird euer Diener sein. Denn wer sich selbst</text:p>
      <text:p text:style-name="P1">erhöht, der wird erniedrigt werden, spricht der Herr.</text:p>
      <text:p text:style-name="P1">C Quid faciam A – 268</text:p>
      <text:p text:style-name="P1">Was soll ich tun, da mein Herr mir die Verwaltung entzieht? Schwer</text:p>
      <text:p text:style-name="P1">arbeiten vermag ich nicht, zu betteln schäme ich mich; ich weiß, was ich tun</text:p>
      <text:p text:style-name="P1">werde, damit die Leute mich in ihre Häuser aufnehmen, wenn mir die</text:p>
      <text:p text:style-name="P1">Verwaltung entzogen worden ist.</text:p>
      <text:p text:style-name="P1"><text:span text:style-name="T4">Dominica</text:span> XXVI</text:p>
      <text:p text:style-name="P1">1. Vesper</text:p>
      <text:p text:style-name="P1"><text:soft-page-break/>Magnificat:</text:p>
      <text:p text:style-name="P1">Anno I Tua est potentia A – 260</text:p>
      <text:p text:style-name="P1">Dein ist die Macht, dein ist das Reich, Herr, du bist über allen Völkern: gib</text:p>
      <text:p text:style-name="P1">Frieden, Herr, in unseren Tagen.</text:p>
      <text:p text:style-name="P1">Anno II Adonai, Domine Deus A – 257</text:p>
      <text:p text:style-name="P1">Adonai, Herr und Gott, Großer und Wunderbarer, der du das Heil in die</text:p>
      <text:p text:style-name="P1">Hand einer Frau gelegt hast, erhöre die Bitten deiner Knechte.</text:p>
      <text:p text:style-name="P1">Laudes</text:p>
      <text:p text:style-name="P1">Benedictus:</text:p>
      <text:p text:style-name="P1">A Ite et vos in vineam A – 103</text:p>
      <text:p text:style-name="P1">Geht auch ihr in meinen Weinberg, und ich werde euch geben, was recht ist.</text:p>
      <text:p text:style-name="P1">B Qui non colligit A – 134</text:p>
      <text:p text:style-name="P1">Wer nicht mit mir sammelt, der zerstreut und wer nicht mit mir ist, ist gegen</text:p>
      <text:p text:style-name="P1">mich.</text:p>
      <text:p text:style-name="P1">C Fili, recordare quia A – 130</text:p>
      <text:p text:style-name="P1">Sohn, denk daran, dass du in deinem Leben Gutes empfangen hast und</text:p>
      <text:p text:style-name="P1">Lazarus in gleicher Weise Schlechtes.</text:p>
      <text:p text:style-name="P1">2. Vesper</text:p>
      <text:p text:style-name="P1">Magnificat:</text:p>
      <text:p text:style-name="P1">A Non omnis qui dicit A – 103</text:p>
      <text:p text:style-name="P1">Nicht jeder, der zu mir sagt « Herr, Herr » wird in das Himmelreich</text:p>
      <text:p text:style-name="P1">kommen, sondern wer den Willen meines Vaters tut, der im Himmel ist, der</text:p>
      <text:p text:style-name="P1">wird in das Himmelreich kommen, halleluja.</text:p>
      <text:p text:style-name="P1">B Quod uni ex minimis A – 121</text:p>
      <text:p text:style-name="P1">Was ihr einem der Geringsten der Meinen getan habt, das habt ihr mir</text:p>
      <text:p text:style-name="P1">getan, spricht der Herr.</text:p>
      <text:p text:style-name="P1">C Dives ille A – 131</text:p>
      <text:p text:style-name="P1">Jener Reiche, der dem Lazarus die Brotkrumen verweigerte, lechzte nach</text:p>
      <text:p text:style-name="P1">einem Tropfen Wasser.</text:p>
      <text:p text:style-name="P1"><text:span text:style-name="T4">Dominica</text:span> XXVII</text:p>
      <text:p text:style-name="P1">1. Vesper</text:p>
      <text:p text:style-name="P1">Magnificat:</text:p>
      <text:p text:style-name="P1">Anno I Aspice, Domine A – 261</text:p>
      <text:p text:style-name="P1">Blicke herab, Herr, denn die an Reichtümern volle Stadt ist verödet, die</text:p>
      <text:p text:style-name="P1">Herrin der Völker sitzt da in Traurigkeit; es gibt keinen, der sie tröstet</text:p>
      <text:p text:style-name="P1">außer dich unseren Gott.</text:p>
      <text:p text:style-name="P1">Anno II Dominus possedit me A – 253</text:p>
      <text:p text:style-name="P1">Der Herr besaß mich am Anfang seiner Wege, bevor er irgendetwas erschuf</text:p>
      <text:p text:style-name="P1">von Anfang an; die Unterwelt war noch nicht, und ich wurde geboren; als</text:p>
      <text:p text:style-name="P1">er die Himmel schuf, war ich da und ordnete alles zusammen mit ihm.</text:p>
      <text:p text:style-name="P1">Laudes</text:p>
      <text:p text:style-name="P1">Benedictus:</text:p>
      <text:p text:style-name="P1">A Proprio Filio suo A – 173</text:p>
      <text:p text:style-name="P1">Gott schonte seinen eigenen Sohn nicht, sondern gab ihn für uns alle dahin.</text:p>
      <text:p text:style-name="P1">B Lex per Moysen A – 24</text:p>
      <text:p text:style-name="P1">Das Gesetz ist durch Mose gegeben worden; die Gnade und die Wahrheit</text:p>
      <text:p text:style-name="P1">wurde durch Jesus Christus.</text:p>
      <text:p text:style-name="P1">C Qui mihi ministrant A – 10*</text:p>
      <text:p text:style-name="P1">Wer mir dienen will, der folge mir nach, und wo ich bin, da wird auch mein</text:p>
      <text:p text:style-name="P1">Diener sein.</text:p>
      <text:p text:style-name="P1">2. Vesper</text:p>
      <text:p text:style-name="P1">Magnificat:</text:p>
      <text:p text:style-name="P1">A Malos male perdet A – 131</text:p>
      <text:p text:style-name="P1"><text:soft-page-break/>Die Übeltäter wird er verderben und seinen Weinberg an andere Bauern</text:p>
      <text:p text:style-name="P1">verpachten, die ihm den Ertrag zur rechten Zeit zurückgeben.</text:p>
      <text:p text:style-name="P1">B Sinite parvulos A – 63</text:p>
      <text:p text:style-name="P1">Lasst die Kinder zu mir kommen, denn ihnen gehört das Himmelreich.</text:p>
      <text:p text:style-name="P1">C Si quis mihi ministraverit A – 14*</text:p>
      <text:p text:style-name="P1">Wenn mir einer dient, wird ihn mein Vater, der in den Himmeln ist,</text:p>
      <text:p text:style-name="P1">verherrlichen, spricht der Herr.</text:p>
      <text:p text:style-name="P1"><text:span text:style-name="T4">Dominica</text:span> XXVIII</text:p>
      <text:p text:style-name="P1">1. Vesper</text:p>
      <text:p text:style-name="P1">Magnificat:</text:p>
      <text:p text:style-name="P1">Anno I Misit Dominus manum suam p – 47</text:p>
      <text:p text:style-name="P1">Der Herr streckte seine Hand aus, berührte meinen Mund und machte mich</text:p>
      <text:p text:style-name="P1">zum Propheten für die Völker.</text:p>
      <text:p text:style-name="P1">Anno II Sapientia clamitat A – 252</text:p>
      <text:p text:style-name="P1">Die Weisheit ruft auf den offenen Plätzen: Wenn einer die Weisheit liebt,</text:p>
      <text:p text:style-name="P1">neige er sich zu mir und er wird sie finden; und dann wenn er sie gefunden</text:p>
      <text:p text:style-name="P1">hat, ist er glücklich, wenn er sie festhält.</text:p>
      <text:p text:style-name="P1">Laudes</text:p>
      <text:p text:style-name="P1">Benedictus:</text:p>
      <text:p text:style-name="P1">A Dicite invitatis A – 279</text:p>
      <text:p text:style-name="P1">Sagt den Geladenen: Seht, ich habe mein Mahl bereitet, kommt zur</text:p>
      <text:p text:style-name="P1">Hochzeit, spricht der Herr.</text:p>
      <text:p text:style-name="P1">B Magister scimus A – 282</text:p>
      <text:p text:style-name="P1">Meister, wir wissen, dass du wahrhaftig bist und den Weg Gottes in</text:p>
      <text:p text:style-name="P1">Wahrheit lehrst, halleluja.</text:p>
      <text:p text:style-name="P1">vel In regeneratione A – 541</text:p>
      <text:p text:style-name="P1">In jener Zeit, wenn der Menschensohn auf dem Thron seiner Herrlichkeit</text:p>
      <text:p text:style-name="P1">sitzen wird, werdet ihr dort sitzen und die 12 Stämme Israels richten, spricht</text:p>
      <text:p text:style-name="P1">der Herr.</text:p>
      <text:p text:style-name="P1">C Cum ingrederetur Jesus A – 273</text:p>
      <text:p text:style-name="P1">Als Jesus eine gewisse Stadt betrat, liefen ihm 10 leprakranke Männer</text:p>
      <text:p text:style-name="P1">entgegen, die sich in der Ferne hinstellten; und sie erhoben ihre Stimme und</text:p>
      <text:p text:style-name="P1">riefen: Jesus, Lehrer, erbarme dich unser.</text:p>
      <text:p text:style-name="P1">2. Vesper</text:p>
      <text:p text:style-name="P1">Magnificat:</text:p>
      <text:p text:style-name="P1">A Nuptiae quidem paratae A – 279</text:p>
      <text:p text:style-name="P1">Die Hochzeit ist vorbereitet, aber die Geladenen waren nicht würdig. Geht</text:p>
      <text:p text:style-name="P1">zu den Ausgängen der Straßen und wen auch immer ihr findet, den ruft zum</text:p>
      <text:p text:style-name="P1">Hochzeitsmahl, spricht der Herr.</text:p>
      <text:p text:style-name="P1">B Vos qui reliquistis A – 541</text:p>
      <text:p text:style-name="P1">Ihr, die ihr alles verlassen habt und mir nachgefolgt seid, werdet das</text:p>
      <text:p text:style-name="P1">Hundertfache erhalten und das ewige Leben besitzen.</text:p>
      <text:p text:style-name="P1">C Nonne decem mundati A – 274</text:p>
      <text:p text:style-name="P1">Sind nicht 10 rein geworden? Wo sind die 9? Es fand sich keiner, der</text:p>
      <text:p text:style-name="P1">zurückkehrte und Gott die Ehre gab, außer diesem Fremden. Geh, dein</text:p>
      <text:p text:style-name="P1">Glaube hat dich geheilt, halleluja.</text:p>
      <text:p text:style-name="P1"><text:span text:style-name="T4">Dominica</text:span> XXIX</text:p>
      <text:p text:style-name="P1">1. Vesper</text:p>
      <text:p text:style-name="P1">Magnificat:</text:p>
      <text:p text:style-name="P1">Anno I Adaperiat Dominus cor vestrum A – 258</text:p>
      <text:p text:style-name="P1">Der Herr öffne euer Herz für sein Gesetz und seine Vorschriften und gebe</text:p>
      <text:p text:style-name="P1">Frieden, er gewähre euch sein Heil und erlöse euch von dem Bösen.</text:p>
      <text:p text:style-name="P1">Anno II Ego quasi vitis A – 513</text:p>
      <text:p text:style-name="P1"><text:soft-page-break/>Ich bin gleichsam ein Weinstock, ich habe Wohlgeruch als Frucht gebracht</text:p>
      <text:p text:style-name="P1">und meine Blüten sind die Früchte der Ehre und des Ansehens.</text:p>
      <text:p text:style-name="P1">Laudes</text:p>
      <text:p text:style-name="P1">Benedictus:</text:p>
      <text:p text:style-name="P1">A Magister scimus A – 282</text:p>
      <text:p text:style-name="P1">Meister, wir wissen, dass du wahrhaftig bist und den Weg Gottes in</text:p>
      <text:p text:style-name="P1">Wahrheit lehrst, halleluja.</text:p>
      <text:p text:style-name="P1">B Sedere autem mecum A – 130</text:p>
      <text:p text:style-name="P1">Es ist nicht meine Aufgabe, euch zu geben, neben mir zu sitzen, sondern</text:p>
      <text:p text:style-name="P1">denen, denen es von meinem Vater bereitet ist.</text:p>
      <text:p text:style-name="P1">C In patientia vestra p – 52</text:p>
      <text:p text:style-name="P1">In eurer Geduld werdet ihr eure Seelen besitzen.</text:p>
      <text:p text:style-name="P1">vel Usque modo A – 201</text:p>
      <text:p text:style-name="P1">Bis jetzt habt ihr noch nichts erbeten. Bittet und ihr werdet empfangen,</text:p>
      <text:p text:style-name="P1">halleluja.</text:p>
      <text:p text:style-name="P1">2. Vesper</text:p>
      <text:p text:style-name="P1">Magnificat:</text:p>
      <text:p text:style-name="P1">A Reddite ergo quae sunt A – 282</text:p>
      <text:p text:style-name="P1">Gebt dem Kaiser, was des Kaisers ist, und Gott, was Gottes ist, halleluja.</text:p>
      <text:p text:style-name="P1">B Sedere autem mecum A – 130</text:p>
      <text:p text:style-name="P1">Wer von euch größer ist, der wird euer Diener sein; denn jeder, der sich</text:p>
      <text:p text:style-name="P1">selbst erhöht, wird erniedrigt werden, spricht der Herr.</text:p>
      <text:p text:style-name="P1">C Dum venerit Filius p – 53</text:p>
      <text:p text:style-name="P1">Wenn der Menschensohn kommt, glaubst du, er wird Glauben finden auf</text:p>
      <text:p text:style-name="P1">Erden?</text:p>
      <text:p text:style-name="P1">vel Petite et accipietis A – 203</text:p>
      <text:p text:style-name="P1">Bittet und ihr werdet empfangen; suchet und ihr werdet finden; klopft an</text:p>
      <text:p text:style-name="P1">und es wird euch geöffnet werden, halleluja.</text:p>
      <text:p text:style-name="P1"><text:span text:style-name="T4">Dominica</text:span> XXX</text:p>
      <text:p text:style-name="P1">1. Vesper</text:p>
      <text:p text:style-name="P1">Magnificat:</text:p>
      <text:p text:style-name="P1">Anno I Ad omnia quae mittam te p – 40</text:p>
      <text:p text:style-name="P1">Zu allem, wozu ich dich senden werde, spricht der Herr, wirst du gehen.</text:p>
      <text:p text:style-name="P1">Fürchte dich nicht und was ich dir aufgetragen habe, wirst du zu ihnen</text:p>
      <text:p text:style-name="P1">reden.</text:p>
      <text:p text:style-name="P1">Anno II Attende, fili mi A – 252</text:p>
      <text:p text:style-name="P1">Achte, mein Sohn, auf meine Weisheit und zu den Reden meines Mundes</text:p>
      <text:p text:style-name="P1">neige dein Ohr, weil der Herr die Erde in Weisheit gegründet und die</text:p>
      <text:p text:style-name="P1">Himmel mit Klugheit befestigt hat.</text:p>
      <text:p text:style-name="P1">Laudes</text:p>
      <text:p text:style-name="P1">Benedictus:</text:p>
      <text:p text:style-name="P1">A Magister, quid faciendo p – 53</text:p>
      <text:p text:style-name="P1">Meister, durch welches Tun werde ich das ewige Leben besitzen? Jener</text:p>
      <text:p text:style-name="P1">sprach jedoch zu ihm: was steht im Gesetz geschrieben? Was liest du? Du</text:p>
      <text:p text:style-name="P1">sollst den Herrn, deinen Gott mit ganzem Herzen lieben, halleluja.</text:p>
      <text:p text:style-name="P1">vel Hoc est praeceptum A – 1*</text:p>
      <text:p text:style-name="P1">Dies ist mein Gebot, dass ihr einander liebt, wie ich euch geliebt habe.</text:p>
      <text:p text:style-name="P1">B Iter faciente Jesu A – 110</text:p>
      <text:p text:style-name="P1">Als Jesus unterwegs war und sich Jericho näherte, rief ein Blinder zu ihm,</text:p>
      <text:p text:style-name="P1">dass er das Licht wiederzuerlangen verdiene.</text:p>
      <text:p text:style-name="P1">C Stans a longe A – 270</text:p>
      <text:p text:style-name="P1">In der Ferne stand ein Zöllner und wollte die Augen nicht zum Himmel</text:p>
      <text:p text:style-name="P1">erheben, sondern er zerknirschte sein Herz und sagte: Gott, sei mir Sünder</text:p>
      <text:p text:style-name="P1"><text:soft-page-break/>gnädig!</text:p>
      <text:p text:style-name="P1">2. Vesper</text:p>
      <text:p text:style-name="P1">Magnificat:</text:p>
      <text:p text:style-name="P1">A Magister, quod est mandatum A – 277</text:p>
      <text:p text:style-name="P1">Meister, was ist der große Auftrag im Gesetz? Jesus sagte zu jenem: Du</text:p>
      <text:p text:style-name="P1">sollst den Herrn, deinen Gott, von ganzem Herzen lieben, halleluja.</text:p>
      <text:p text:style-name="P1">B Stans autem Jesus A – 111</text:p>
      <text:p text:style-name="P1">Jesus aber stand da und befahl, dass der Blinde zu ihm geführt werde, und</text:p>
      <text:p text:style-name="P1">er sagte zu jenem: Was willst du, dass ich dir tue? – Herr, dass ich sehe.</text:p>
      <text:p text:style-name="P1">Und Jesus sagte zu jenem: Blicke auf, dein Glaube hat dich geheilt. Und er</text:p>
      <text:p text:style-name="P1">sah sogleich, folgte ihm nach und pries Gott.</text:p>
      <text:p text:style-name="P1">C Omnis qui se exaltat A – 271</text:p>
      <text:p text:style-name="P1">Jeder, der sich erhöht, wird erniedrigt werden; und wer sich erniedrigt,</text:p>
      <text:p text:style-name="P1">wird erhöht werden.</text:p>
      <text:p text:style-name="P1"><text:span text:style-name="T4">Dominica</text:span> XXXI</text:p>
      <text:p text:style-name="P1">1. Vesper</text:p>
      <text:p text:style-name="P1">Magnificat:</text:p>
      <text:p text:style-name="P1">Anno I Vide, Domine, afflictionem A – 149</text:p>
      <text:p text:style-name="P1">Sieh, Herr, meine Not, weil sich mein Feind aufgerichtet hat.</text:p>
      <text:p text:style-name="P1">Anno II Angelorum esca nutrivisti p – 47</text:p>
      <text:p text:style-name="P1">Du hast dein Volk mit der Speise der Engel genährt und Brot vom Himmel</text:p>
      <text:p text:style-name="P1">hast du ihnen gegeben, halleluja.</text:p>
      <text:p text:style-name="P1">Laudes</text:p>
      <text:p text:style-name="P1">Benedictus:</text:p>
      <text:p text:style-name="P1">A Unus est enim Magister A – 129</text:p>
      <text:p text:style-name="P1">Einer ist nämlich euer Meister, der im Himmel ist, Christus, der Herr.</text:p>
      <text:p text:style-name="P1">B Magister scimus A – 282</text:p>
      <text:p text:style-name="P1">Meister, wir wissen, dass du der Wahrhafte bist, und du lehrst den Weg</text:p>
      <text:p text:style-name="P1">Gottes in Wahrheit, halleluja.</text:p>
      <text:p text:style-name="P1">C Zachaee festinans A – 49*</text:p>
      <text:p text:style-name="P1">Zachäus, steig eilends herunter, weil ich heute in deinem Haus bleiben</text:p>
      <text:p text:style-name="P1">muss. Jener stieg eilends herunter und nahm ihn voll Freude in sein Haus auf.</text:p>
      <text:p text:style-name="P1">2. Vesper</text:p>
      <text:p text:style-name="P1">Magnificat:</text:p>
      <text:p text:style-name="P1">A Qui maior est vestrum A – 129</text:p>
      <text:p text:style-name="P1">Wer von euch größer ist, der wird euer Diener sein, weil jeder, der sich</text:p>
      <text:p text:style-name="P1">erhöht, erniedrigt werden wird, spricht der Herr.</text:p>
      <text:p text:style-name="P1">vel Omnes autem vos p – 53</text:p>
      <text:p text:style-name="P1">Ihr alle aber seid Brüder. Nennt auf Erden keinen euren Vater, denn einer</text:p>
      <text:p text:style-name="P1">ist euer Vater, der im Himmel ist. Und nennt keinen Meister, weil Christus</text:p>
      <text:p text:style-name="P1">euer einziger Meister ist.</text:p>
      <text:p text:style-name="P1">B Magister quod est A – 271</text:p>
      <text:p text:style-name="P1">Meister, was ist der große Auftrag im Gesetz? Jesus sagte zu jenem: Du</text:p>
      <text:p text:style-name="P1">sollst den Herrn, deinen Gott, von ganzem Herzen lieben, halleluja.</text:p>
      <text:p text:style-name="P1">C Deposuit potentes A – 420</text:p>
      <text:p text:style-name="P1">Er hat die Mächtigen vom Thron gestürzt und die Niedrigen erhöht.</text:p>
      <text:p text:style-name="P1">vel Alias oves habeo A – 195</text:p>
      <text:p text:style-name="P1">Ich habe andere Schafe, die nicht aus diesem Schafstall sind. Auch jene</text:p>
      <text:p text:style-name="P1">muss ich führen, und sie werden meine Stimme hören, und es wird einen</text:p>
      <text:p text:style-name="P1">Schafstall geben und einen Hirten, halleluja.</text:p>
      <text:p text:style-name="P1"><text:span text:style-name="T4">Dominica</text:span> XXXII</text:p>
      <text:p text:style-name="P1">1. Vesper</text:p>
      <text:p text:style-name="P1">Magnificat:</text:p>
      <text:p text:style-name="P1"><text:soft-page-break/>Anno I Ne timeas a facie eorum p – 47</text:p>
      <text:p text:style-name="P1">Fürchte dich nicht vor ihrem Antlitz, denn ich bin mit dir, spricht der Herr.</text:p>
      <text:p text:style-name="P1">Anno II Exaudiat Dominus orations A – 258</text:p>
      <text:p text:style-name="P1">Der Herr erhöre eure Gebete und versöhne euch mit sich und er lasse euch</text:p>
      <text:p text:style-name="P1">in schlechter Zeit nicht im Stich.</text:p>
      <text:p text:style-name="P1">Laudes</text:p>
      <text:p text:style-name="P1">Benedictus:</text:p>
      <text:p text:style-name="P1">A Media nocte clamor A – 40*</text:p>
      <text:p text:style-name="P1">Mitten in der Nacht entstand Geschrei: Seht, der Bräutigam kommt, geht</text:p>
      <text:p text:style-name="P1">ihm entgegen.</text:p>
      <text:p text:style-name="P1">B Attendite a falsis A – 267</text:p>
      <text:p text:style-name="P1">Nehmt euch vor dem falschen Propheten in acht, die zu euch in Schafspelzen</text:p>
      <text:p text:style-name="P1">kommen, die aber innen reißende Wölfe sind. An ihren Früchten werdet ihr</text:p>
      <text:p text:style-name="P1">sie erkennen.</text:p>
      <text:p text:style-name="P1">C Lex per Moysen A – 24</text:p>
      <text:p text:style-name="P1">Das Gesetz ist durch Mose gegeben worden. Die Gnade und Wahrheit kam</text:p>
      <text:p text:style-name="P1">durch Jesus Christus.</text:p>
      <text:p text:style-name="P1">2. Vesper</text:p>
      <text:p text:style-name="P1">Magnificat:</text:p>
      <text:p text:style-name="P1">A Prudentes virgins A – 38*</text:p>
      <text:p text:style-name="P1">Ihr klugen Jungfrauen, macht eure Lampen bereit. Seht, der Bräutigam</text:p>
      <text:p text:style-name="P1">kommt, geht ihm entgegen.</text:p>
      <text:p text:style-name="P1">B Cum facis eleemosynam A – 113</text:p>
      <text:p text:style-name="P1">Wenn du Almosen gibst, wisse deine linke Hand nicht, was deine rechte tut.</text:p>
      <text:p text:style-name="P1">C Abraham pater vester A – 150</text:p>
      <text:p text:style-name="P1">Abraham, euer Vater, jubelte, dass er meinen Tag sehen durfte. Er sah ihn</text:p>
      <text:p text:style-name="P1">und freute sich.</text:p>
      <text:p text:style-name="P1">vel Ego sum resurrectio p – 54</text:p>
      <text:p text:style-name="P1">Ich bin die Auferstehung und das Leben. Wer an mich glaubt, wird leben,</text:p>
      <text:p text:style-name="P1">auch wenn er stirbt. Und jeder, der lebt und an mich glaubt, wird in</text:p>
      <text:p text:style-name="P1">Ewigkeit nicht sterben.</text:p>
      <text:p text:style-name="P1"><text:span text:style-name="T4">Dominica</text:span> XXXIII</text:p>
      <text:p text:style-name="P1">1. Vesper</text:p>
      <text:p text:style-name="P1">Magnificat:</text:p>
      <text:p text:style-name="P1">Anno I Qui caelorum contines A – 262</text:p>
      <text:p text:style-name="P1">Herr, König der Könige, der du die Throne der Himmel zusammenhältst, die</text:p>
      <text:p text:style-name="P1">Abgründe betrachtest, der du die Berge abwiegst und die Erde mit der Hand</text:p>
      <text:p text:style-name="P1">umschließt, erhöre uns, Herr, in unserem Seufzen.</text:p>
      <text:p text:style-name="P1">Anno II Ornaverunt faciem temple A – 259</text:p>
      <text:p text:style-name="P1">Sie haben das Antlitz des Tempels mit goldenen Kronen geschmückt und</text:p>
      <text:p text:style-name="P1">dem Herrn einen Altar geweiht, und große Freude entstand im Volk.</text:p>
      <text:p text:style-name="P1">Laudes</text:p>
      <text:p text:style-name="P1">Benedictus:</text:p>
      <text:p text:style-name="P1">A Euge serve bone A – 26*</text:p>
      <text:p text:style-name="P1">Wohlan du guter und treuer Diener, weil du über Wenigem treu warst,</text:p>
      <text:p text:style-name="P1">werde ich dich über Großes einsetzen, spricht der Herr.</text:p>
      <text:p text:style-name="P1">B Ecce in nubibus caeli A – 13</text:p>
      <text:p text:style-name="P1">Seht, in den Wolken des Himmels wird der Herr kommen mit großer Macht,</text:p>
      <text:p text:style-name="P1">halleluja.</text:p>
      <text:p text:style-name="P1">C Tradent enim vos A – 6*</text:p>
      <text:p text:style-name="P1">Denn sie werden euch in den Versammlungen ausliefern und in ihren</text:p>
      <text:p text:style-name="P1">Synagogen auspeitschen, und ihr werdet vor Könige und Statthalter geführt</text:p>
      <text:p text:style-name="P1">werden wegen mir, jenen unter den Völkern zum Zeugnis.</text:p>
      <text:p text:style-name="P1"><text:soft-page-break/>vel Dum steteritis A – 3*</text:p>
      <text:p text:style-name="P1">Wenn ihr vor Königen und Fürsten steht, überlegt euch nicht vorher, was</text:p>
      <text:p text:style-name="P1">ihr antworten sollt. Denn es wird euch in jener Stunde eingegeben werden,</text:p>
      <text:p text:style-name="P1">was ihr sagen sollt.</text:p>
      <text:p text:style-name="P1">2. Vesper</text:p>
      <text:p text:style-name="P1">Magnificat:</text:p>
      <text:p text:style-name="P1">A Serve bone et fidelis A – 30*</text:p>
      <text:p text:style-name="P1">Guter und treuer Diener, weil du über Wenigem treu warst, werde ich dich</text:p>
      <text:p text:style-name="P1">über Großes einsetzen, tritt ein in die Freude deines Herrn.</text:p>
      <text:p text:style-name="P1">B Amen dico vobis A – 284</text:p>
      <text:p text:style-name="P1">Amen, ich sage euch: Diese Generation wird nicht vergehen, bis alles</text:p>
      <text:p text:style-name="P1">geschieht; Himmel und Erde werden vergehen, aber meine Worte werden</text:p>
      <text:p text:style-name="P1">nicht vergehen, spricht der Herr.</text:p>
      <text:p text:style-name="P1">C In patientia vestra p – 52</text:p>
      <text:p text:style-name="P1">In eurer Geduld werdet ihr euer Leben besit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7:06:05.869000000</meta:creation-date>
    <dc:date>2015-09-04T17:10:54.204000000</dc:date>
    <meta:editing-duration>PT4M49S</meta:editing-duration>
    <meta:editing-cycles>2</meta:editing-cycles>
    <meta:generator>LibreOffice/5.0.1.2$Windows_x86 LibreOffice_project/81898c9f5c0d43f3473ba111d7b351050be20261</meta:generator>
    <meta:document-statistic meta:table-count="0" meta:image-count="0" meta:object-count="0" meta:page-count="22" meta:paragraph-count="1128" meta:word-count="8137" meta:character-count="45729" meta:non-whitespace-character-count="38437"/>
  </office:meta>
</office:document-meta>
</file>